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Albany" svg:font-family="Albany" style:font-family-generic="swiss" style:font-pitch="variable"/>
    <style:font-face style:name="Helvetica" svg:font-family="Helvetica" style:font-family-generic="swiss" style:font-pitch="variable"/>
    <style:font-face style:name="Andale Sans UI1" svg:font-family="'Andale Sans UI'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25in"/>
    </style:style>
    <style:style style:name="co2" style:family="table-column">
      <style:table-column-properties fo:break-before="auto" style:column-width="1.7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3in"/>
    </style:style>
    <style:style style:name="co6" style:family="table-column">
      <style:table-column-properties fo:break-before="auto" style:column-width="0.5in"/>
    </style:style>
    <style:style style:name="co7" style:family="table-column">
      <style:table-column-properties fo:break-before="auto" style:column-width="4in"/>
    </style:style>
    <style:style style:name="ro1" style:family="table-row">
      <style:table-row-properties style:row-height="0.40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 fo:font-size="24pt" fo:font-weight="bold"/>
    </style:style>
    <style:style style:name="ce2" style:family="table-cell" style:parent-style-name="Default">
      <style:text-properties style:font-name="Helvetica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 fo:font-size="16pt" fo:font-weight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 fo:font-weight="bold"/>
    </style:style>
    <style:style style:name="ce6" style:family="table-cell" style:parent-style-name="Default">
      <style:text-properties style:font-name="Helvetica" fo:font-weight="bold"/>
    </style:style>
    <style:style style:name="ce7" style:family="table-cell" style:parent-style-name="Default">
      <style:text-properties style:font-name="Helvetica" fo:font-size="16pt" fo:font-weight="bold"/>
    </style:style>
  </office:automatic-styles>
  <office:body>
    <office:spreadsheet>
      <table:table table:name="OID Bases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number-columns-repeated="253" table:default-cell-style-name="ce2"/>
        <table:table-row table:style-name="ro1">
          <table:table-cell table:style-name="ce1" office:value-type="string">
            <text:p>OpenDS OID Base Definitions</text:p>
          </table:table-cell>
          <table:table-cell table:number-columns-repeated="254"/>
        </table:table-row>
        <table:table-row table:style-name="ro2">
          <table:table-cell table:number-columns-repeated="255"/>
        </table:table-row>
        <table:table-row table:style-name="ro2">
          <table:table-cell office:value-type="string">
            <text:p>IANA-Assigned Base OID</text:p>
          </table:table-cell>
          <table:table-cell office:value-type="string">
            <text:p>1.3.6.1.4.1.26027</text:p>
          </table:table-cell>
          <table:table-cell table:number-columns-repeated="253"/>
        </table:table-row>
        <table:table-row table:style-name="ro2">
          <table:table-cell office:value-type="string">
            <text:p>OpenDS Project Base OID</text:p>
          </table:table-cell>
          <table:table-cell office:value-type="string">
            <text:p>1.3.6.1.4.1.26027.1</text:p>
          </table:table-cell>
          <table:table-cell table:number-columns-repeated="253"/>
        </table:table-row>
        <table:table-row table:style-name="ro2">
          <table:table-cell office:value-type="string">
            <text:p>Attribute Type Base OID</text:p>
          </table:table-cell>
          <table:table-cell office:value-type="string">
            <text:p>1.3.6.1.4.1.26027.1.1</text:p>
          </table:table-cell>
          <table:table-cell table:number-columns-repeated="253"/>
        </table:table-row>
        <table:table-row table:style-name="ro2">
          <table:table-cell office:value-type="string">
            <text:p>Object Class Base OID</text:p>
          </table:table-cell>
          <table:table-cell office:value-type="string">
            <text:p>1.3.6.1.4.1.26027.1.2</text:p>
          </table:table-cell>
          <table:table-cell table:number-columns-repeated="253"/>
        </table:table-row>
        <table:table-row table:style-name="ro2">
          <table:table-cell office:value-type="string">
            <text:p>Attribute Syntax Base OID</text:p>
          </table:table-cell>
          <table:table-cell office:value-type="string">
            <text:p>1.3.6.1.4.1.26027.1.3</text:p>
          </table:table-cell>
          <table:table-cell table:number-columns-repeated="253"/>
        </table:table-row>
        <table:table-row table:style-name="ro2">
          <table:table-cell office:value-type="string">
            <text:p>Matching Rule Base OID</text:p>
          </table:table-cell>
          <table:table-cell office:value-type="string">
            <text:p>1.3.6.1.4.1.26027.1.4</text:p>
          </table:table-cell>
          <table:table-cell table:number-columns-repeated="253"/>
        </table:table-row>
        <table:table-row table:style-name="ro2">
          <table:table-cell office:value-type="string">
            <text:p>Control Base OID</text:p>
          </table:table-cell>
          <table:table-cell office:value-type="string">
            <text:p>1.3.6.1.4.1.26027.1.5</text:p>
          </table:table-cell>
          <table:table-cell table:number-columns-repeated="253"/>
        </table:table-row>
        <table:table-row table:style-name="ro2">
          <table:table-cell office:value-type="string">
            <text:p>Extended Operation Base OID</text:p>
          </table:table-cell>
          <table:table-cell office:value-type="string">
            <text:p>1.3.6.1.4.1.26027.1.6</text:p>
          </table:table-cell>
          <table:table-cell table:number-columns-repeated="253"/>
        </table:table-row>
        <table:table-row table:style-name="ro2">
          <table:table-cell office:value-type="string">
            <text:p>General Use Base OID</text:p>
          </table:table-cell>
          <table:table-cell office:value-type="string">
            <text:p>1.3.6.1.4.1.26027.1.9</text:p>
          </table:table-cell>
          <table:table-cell table:number-columns-repeated="253"/>
        </table:table-row>
        <table:table-row table:style-name="ro2">
          <table:table-cell office:value-type="string">
            <text:p>Experimental Base OID</text:p>
          </table:table-cell>
          <table:table-cell office:value-type="string">
            <text:p>1.3.6.1.4.1.26027.1.999</text:p>
          </table:table-cell>
          <table:table-cell table:number-columns-repeated="253"/>
        </table:table-row>
        <table:table-row table:style-name="ro2" table:number-rows-repeated="65523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Attribute Type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Attribute Type Definitions</text:p>
          </table:table-cell>
          <table:table-cell table:style-name="ce6" table:number-columns-repeated="2"/>
          <table:table-cell table:style-name="ce5"/>
          <table:table-cell table:style-name="ce6" table:number-columns-repeated="252"/>
        </table:table-row>
        <table:table-row table:style-name="ro3">
          <table:table-cell table:style-name="ce3" office:value-type="string">
            <text:p>Base OID for Attribute Types: <text:s/>1.3.6.1.4.1.26027.1.1</text:p>
          </table:table-cell>
          <table:table-cell table:style-name="ce7" table:number-columns-repeated="2"/>
          <table:table-cell table:style-name="ce3"/>
          <table:table-cell table:style-name="ce7"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Attribute Types</text:p>
          </table:table-cell>
          <table:table-cell table:style-name="ce6" table:number-columns-repeated="2"/>
          <table:table-cell table:style-name="ce5" office:value-type="string">
            <text:p>OIDs for Proposed Standard Attribute Typ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Attribute Type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Attribute Type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cfg-acl-handler-class</text:p>
          </table:table-cell>
          <table:table-cell table:number-columns-repeated="25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cfg-acl-handler-enabled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cfg-alert-handler-class</text:p>
          </table:table-cell>
          <table:table-cell table:number-columns-repeated="25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s-cfg-alert-handler-enabled</text:p>
          </table:table-cell>
          <table:table-cell table:number-columns-repeated="25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s-cfg-allow-attribute-name-exceptions</text:p>
          </table:table-cell>
          <table:table-cell table:number-columns-repeated="25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ds-cfg-allowed-client</text:p>
          </table:table-cell>
          <table:table-cell table:number-columns-repeated="254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ds-cfg-allow-ldapv2</text:p>
          </table:table-cell>
          <table:table-cell table:number-columns-repeated="254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ds-cfg-allow-start-tls</text:p>
          </table:table-cell>
          <table:table-cell table:number-columns-repeated="254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ds-cfg-allow-tcp-reuse-address</text:p>
          </table:table-cell>
          <table:table-cell table:number-columns-repeated="254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ds-cfg-backend-base-dn</text:p>
          </table:table-cell>
          <table:table-cell table:number-columns-repeated="254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ds-cfg-backend-class</text:p>
          </table:table-cell>
          <table:table-cell table:number-columns-repeated="254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ds-cfg-backend-directory</text:p>
          </table:table-cell>
          <table:table-cell table:number-columns-repeated="254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ds-cfg-backend-enabled</text:p>
          </table:table-cell>
          <table:table-cell table:number-columns-repeated="254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ds-cfg-backend-id</text:p>
          </table:table-cell>
          <table:table-cell table:number-columns-repeated="254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ds-cfg-backend-index-entry-limit</text:p>
          </table:table-cell>
          <table:table-cell table:number-columns-repeated="254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ds-cfg-backend-subtree-delete-size-limit</text:p>
          </table:table-cell>
          <table:table-cell table:number-columns-repeated="254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ds-cfg-alternate-bind-dn</text:p>
          </table:table-cell>
          <table:table-cell table:number-columns-repeated="254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ds-cfg-certificate-attribute</text:p>
          </table:table-cell>
          <table:table-cell table:number-columns-repeated="254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ds-cfg-certificate-mapper-class</text:p>
          </table:table-cell>
          <table:table-cell table:number-columns-repeated="254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ds-cfg-certificate-mapper-enabled</text:p>
          </table:table-cell>
          <table:table-cell table:number-columns-repeated="254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ds-cfg-check-schema</text:p>
          </table:table-cell>
          <table:table-cell table:number-columns-repeated="254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ds-cfg-client-certificate-validation-policy</text:p>
          </table:table-cell>
          <table:table-cell table:number-columns-repeated="254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ds-cfg-connection-handler-class</text:p>
          </table:table-cell>
          <table:table-cell table:number-columns-repeated="254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ds-cfg-connection-handler-enabled</text:p>
          </table:table-cell>
          <table:table-cell table:number-columns-repeated="254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ds-cfg-database-cache-percent</text:p>
          </table:table-cell>
          <table:table-cell table:number-columns-repeated="254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ds-cfg-database-cleaner-min-utilization</text:p>
          </table:table-cell>
          <table:table-cell table:number-columns-repeated="254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ds-cfg-database-cache-size</text:p>
          </table:table-cell>
          <table:table-cell table:number-columns-repeated="254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ds-cfg-database-run-cleaner</text:p>
          </table:table-cell>
          <table:table-cell table:number-columns-repeated="254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ds-cfg-database-txn-no-sync</text:p>
          </table:table-cell>
          <table:table-cell table:number-columns-repeated="254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ds-cfg-database-txn-write-no-sync</text:p>
          </table:table-cell>
          <table:table-cell table:number-columns-repeated="254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ds-cfg-default-severity</text:p>
          </table:table-cell>
          <table:table-cell table:number-columns-repeated="254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ds-cfg-denied-client</text:p>
          </table:table-cell>
          <table:table-cell table:number-columns-repeated="254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ds-cfg-enable-profiling-on-startup</text:p>
          </table:table-cell>
          <table:table-cell table:number-columns-repeated="254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ds-cfg-entry-cache-class</text:p>
          </table:table-cell>
          <table:table-cell table:number-columns-repeated="254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ds-cfg-entry-cache-enabled</text:p>
          </table:table-cell>
          <table:table-cell table:number-columns-repeated="254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ds-cfg-extended-operation-handler-class</text:p>
          </table:table-cell>
          <table:table-cell table:number-columns-repeated="254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ds-cfg-extended-operation-handler-enabled</text:p>
          </table:table-cell>
          <table:table-cell table:number-columns-repeated="254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ds-cfg-exclude-filter</text:p>
          </table:table-cell>
          <table:table-cell table:number-columns-repeated="254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ds-cfg-fixed-time-limit</text:p>
          </table:table-cell>
          <table:table-cell table:number-columns-repeated="254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ds-cfg-index-attribute</text:p>
          </table:table-cell>
          <table:table-cell table:number-columns-repeated="254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ds-cfg-index-entry-limit</text:p>
          </table:table-cell>
          <table:table-cell table:number-columns-repeated="254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ds-cfg-index-type</text:p>
          </table:table-cell>
          <table:table-cell table:number-columns-repeated="254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ds-cfg-include-filter</text:p>
          </table:table-cell>
          <table:table-cell table:number-columns-repeated="254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ds-cfg-invalid-attribute-syntax-behavior</text:p>
          </table:table-cell>
          <table:table-cell table:number-columns-repeated="254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ds-cfg-kdc-address</text:p>
          </table:table-cell>
          <table:table-cell table:number-columns-repeated="254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ds-cfg-keytab</text:p>
          </table:table-cell>
          <table:table-cell table:number-columns-repeated="254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ds-cfg-keep-stats</text:p>
          </table:table-cell>
          <table:table-cell table:number-columns-repeated="254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ds-cfg-key-manager-provider-class</text:p>
          </table:table-cell>
          <table:table-cell table:number-columns-repeated="254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ds-cfg-key-manager-provider-enabled</text:p>
          </table:table-cell>
          <table:table-cell table:number-columns-repeated="254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ds-cfg-key-store-file</text:p>
          </table:table-cell>
          <table:table-cell table:number-columns-repeated="254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ds-cfg-key-store-pin</text:p>
          </table:table-cell>
          <table:table-cell table:number-columns-repeated="254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ds-cfg-key-store-pin-environment-variable</text:p>
          </table:table-cell>
          <table:table-cell table:number-columns-repeated="254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ds-cfg-key-store-pin-file</text:p>
          </table:table-cell>
          <table:table-cell table:number-columns-repeated="254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ds-cfg-key-store-pin-property</text:p>
          </table:table-cell>
          <table:table-cell table:number-columns-repeated="254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ds-cfg-key-store-type</text:p>
          </table:table-cell>
          <table:table-cell table:number-columns-repeated="254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ds-cfg-listen-address</text:p>
          </table:table-cell>
          <table:table-cell table:number-columns-repeated="254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ds-cfg-listen-port</text:p>
          </table:table-cell>
          <table:table-cell table:number-columns-repeated="254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ds-cfg-lock-timeout</text:p>
          </table:table-cell>
          <table:table-cell table:number-columns-repeated="254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ds-cfg-log-file</text:p>
          </table:table-cell>
          <table:table-cell table:number-columns-repeated="254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ds-cfg-logger-class</text:p>
          </table:table-cell>
          <table:table-cell table:number-columns-repeated="254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ds-cfg-logger-enabled</text:p>
          </table:table-cell>
          <table:table-cell table:number-columns-repeated="254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ds-cfg-matching-rule-class</text:p>
          </table:table-cell>
          <table:table-cell table:number-columns-repeated="254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ds-cfg-matching-rule-enabled</text:p>
          </table:table-cell>
          <table:table-cell table:number-columns-repeated="254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ds-cfg-max-allowed-client-connections</text:p>
          </table:table-cell>
          <table:table-cell table:number-columns-repeated="254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ds-cfg-max-entries</text:p>
          </table:table-cell>
          <table:table-cell table:number-columns-repeated="254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ds-cfg-max-memory-percent</text:p>
          </table:table-cell>
          <table:table-cell table:number-columns-repeated="254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ds-cfg-max-request-size</text:p>
          </table:table-cell>
          <table:table-cell table:number-columns-repeated="254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ds-cfg-max-work-queue-capacity</text:p>
          </table:table-cell>
          <table:table-cell table:number-columns-repeated="254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ds-cfg-monitor-provider-class</text:p>
          </table:table-cell>
          <table:table-cell table:number-columns-repeated="254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ds-cfg-monitor-provider-enabled</text:p>
          </table:table-cell>
          <table:table-cell table:number-columns-repeated="254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ds-cfg-notify-abandoned-operations</text:p>
          </table:table-cell>
          <table:table-cell table:number-columns-repeated="254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ds-cfg-num-request-handlers</text:p>
          </table:table-cell>
          <table:table-cell table:number-columns-repeated="254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ds-cfg-num-worker-threads</text:p>
          </table:table-cell>
          <table:table-cell table:number-columns-repeated="254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ds-cfg-override-severity</text:p>
          </table:table-cell>
          <table:table-cell table:number-columns-repeated="254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ds-cfg-password-storage-scheme-class</text:p>
          </table:table-cell>
          <table:table-cell table:number-columns-repeated="254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ds-cfg-password-storage-scheme-enabled</text:p>
          </table:table-cell>
          <table:table-cell table:number-columns-repeated="254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ds-cfg-password-validator-class</text:p>
          </table:table-cell>
          <table:table-cell table:number-columns-repeated="254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ds-cfg-password-validator-enabled</text:p>
          </table:table-cell>
          <table:table-cell table:number-columns-repeated="254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ds-cfg-plugin-class</text:p>
          </table:table-cell>
          <table:table-cell table:number-columns-repeated="254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ds-cfg-plugin-enabled</text:p>
          </table:table-cell>
          <table:table-cell table:number-columns-repeated="254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ds-cfg-plugin-type</text:p>
          </table:table-cell>
          <table:table-cell table:number-columns-repeated="254"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ds-cfg-profile-action</text:p>
          </table:table-cell>
          <table:table-cell table:number-columns-repeated="254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ds-cfg-profile-directory</text:p>
          </table:table-cell>
          <table:table-cell table:number-columns-repeated="254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ds-cfg-profiler-state</text:p>
          </table:table-cell>
          <table:table-cell table:number-columns-repeated="254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ds-cfg-profile-sample-interval</text:p>
          </table:table-cell>
          <table:table-cell table:number-columns-repeated="254"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ds-cfg-realm</text:p>
          </table:table-cell>
          <table:table-cell table:number-columns-repeated="254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ds-recurring-task-class-name</text:p>
          </table:table-cell>
          <table:table-cell table:number-columns-repeated="254"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ds-recurring-task-id</text:p>
          </table:table-cell>
          <table:table-cell table:number-columns-repeated="254"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ds-cfg-rotation-action</text:p>
          </table:table-cell>
          <table:table-cell table:number-columns-repeated="254"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ds-cfg-rotation-policy</text:p>
          </table:table-cell>
          <table:table-cell table:number-columns-repeated="254"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ds-cfg-retention-policy</text:p>
          </table:table-cell>
          <table:table-cell table:number-columns-repeated="254"/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ds-cfg-number-of-files</text:p>
          </table:table-cell>
          <table:table-cell table:number-columns-repeated="254"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ds-cfg-disk-space-used</text:p>
          </table:table-cell>
          <table:table-cell table:number-columns-repeated="254"/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ds-cfg-free-disk-space</text:p>
          </table:table-cell>
          <table:table-cell table:number-columns-repeated="254"/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ds-task-shutdown-message</text:p>
          </table:table-cell>
          <table:table-cell table:number-columns-repeated="254"/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ds-task-actual-start-time</text:p>
          </table:table-cell>
          <table:table-cell table:number-columns-repeated="254"/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ds-cfg-task-backing-file</text:p>
          </table:table-cell>
          <table:table-cell table:number-columns-repeated="254"/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ds-task-class-name</text:p>
          </table:table-cell>
          <table:table-cell table:number-columns-repeated="254"/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ds-task-completion-time</text:p>
          </table:table-cell>
          <table:table-cell table:number-columns-repeated="254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ds-task-dependency-id</text:p>
          </table:table-cell>
          <table:table-cell table:number-columns-repeated="254"/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ds-task-failed-dependency-action</text:p>
          </table:table-cell>
          <table:table-cell table:number-columns-repeated="254"/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ds-task-id</text:p>
          </table:table-cell>
          <table:table-cell table:number-columns-repeated="254"/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ds-task-log-message</text:p>
          </table:table-cell>
          <table:table-cell table:number-columns-repeated="254"/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ds-task-notify-on-completion</text:p>
          </table:table-cell>
          <table:table-cell table:number-columns-repeated="254"/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ds-task-notify-on-error</text:p>
          </table:table-cell>
          <table:table-cell table:number-columns-repeated="254"/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ds-cfg-task-retention-time</text:p>
          </table:table-cell>
          <table:table-cell table:number-columns-repeated="254"/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ds-task-scheduled-start-time</text:p>
          </table:table-cell>
          <table:table-cell table:number-columns-repeated="254"/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ds-task-state</text:p>
          </table:table-cell>
          <table:table-cell table:number-columns-repeated="254"/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ds-cfg-thread-time-interval</text:p>
          </table:table-cell>
          <table:table-cell table:number-columns-repeated="254"/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ds-cfg-buffer-size</text:p>
          </table:table-cell>
          <table:table-cell table:number-columns-repeated="254"/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ds-cfg-sasl-mechanism-handler-class</text:p>
          </table:table-cell>
          <table:table-cell table:number-columns-repeated="254"/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ds-cfg-sasl-mechanism-handler-enabled</text:p>
          </table:table-cell>
          <table:table-cell table:number-columns-repeated="254"/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ds-cfg-schema-entry-dn</text:p>
          </table:table-cell>
          <table:table-cell table:number-columns-repeated="254"/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ds-cfg-send-rejection-notice</text:p>
          </table:table-cell>
          <table:table-cell table:number-columns-repeated="254"/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ds-cfg-server-fqdn</text:p>
          </table:table-cell>
          <table:table-cell table:number-columns-repeated="254"/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ds-task-shutdown-password</text:p>
          </table:table-cell>
          <table:table-cell table:number-columns-repeated="254"/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ds-cfg-single-structural-objectclass-behavior</text:p>
          </table:table-cell>
          <table:table-cell table:number-columns-repeated="254"/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ds-cfg-size-limit</text:p>
          </table:table-cell>
          <table:table-cell table:number-columns-repeated="254"/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ds-cfg-ssl-client-auth-policy</text:p>
          </table:table-cell>
          <table:table-cell table:number-columns-repeated="254"/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ds-cfg-ssl-cert-nickname</text:p>
          </table:table-cell>
          <table:table-cell table:number-columns-repeated="254"/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ds-cfg-strict-telephone-number-format</text:p>
          </table:table-cell>
          <table:table-cell table:number-columns-repeated="254"/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ds-cfg-subordinate-base-dn</text:p>
          </table:table-cell>
          <table:table-cell table:number-columns-repeated="254"/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ds-cfg-suppress-internal-operations</text:p>
          </table:table-cell>
          <table:table-cell table:number-columns-repeated="254"/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ds-cfg-syntax-class</text:p>
          </table:table-cell>
          <table:table-cell table:number-columns-repeated="254"/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ds-cfg-syntax-enabled</text:p>
          </table:table-cell>
          <table:table-cell table:number-columns-repeated="254"/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ds-cfg-time-of-day</text:p>
          </table:table-cell>
          <table:table-cell table:number-columns-repeated="254"/>
        </table:table-row>
        <table:table-row table:style-name="ro2">
          <table:table-cell office:value-type="float" office:value="127">
            <text:p>127</text:p>
          </table:table-cell>
          <table:table-cell office:value-type="string">
            <text:p>ds-cfg-trust-manager-provider-class</text:p>
          </table:table-cell>
          <table:table-cell table:number-columns-repeated="254"/>
        </table:table-row>
        <table:table-row table:style-name="ro2">
          <table:table-cell office:value-type="float" office:value="128">
            <text:p>128</text:p>
          </table:table-cell>
          <table:table-cell office:value-type="string">
            <text:p>ds-cfg-trust-manager-provider-enabled</text:p>
          </table:table-cell>
          <table:table-cell table:number-columns-repeated="254"/>
        </table:table-row>
        <table:table-row table:style-name="ro2">
          <table:table-cell office:value-type="float" office:value="129">
            <text:p>129</text:p>
          </table:table-cell>
          <table:table-cell office:value-type="string">
            <text:p>ds-cfg-trust-store-file</text:p>
          </table:table-cell>
          <table:table-cell table:number-columns-repeated="254"/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ds-cfg-trust-store-pin</text:p>
          </table:table-cell>
          <table:table-cell table:number-columns-repeated="254"/>
        </table:table-row>
        <table:table-row table:style-name="ro2">
          <table:table-cell office:value-type="float" office:value="131">
            <text:p>131</text:p>
          </table:table-cell>
          <table:table-cell office:value-type="string">
            <text:p>ds-cfg-trust-store-pin-environment-variable</text:p>
          </table:table-cell>
          <table:table-cell table:number-columns-repeated="254"/>
        </table:table-row>
        <table:table-row table:style-name="ro2">
          <table:table-cell office:value-type="float" office:value="132">
            <text:p>132</text:p>
          </table:table-cell>
          <table:table-cell office:value-type="string">
            <text:p>ds-cfg-trust-store-pin-file</text:p>
          </table:table-cell>
          <table:table-cell table:number-columns-repeated="254"/>
        </table:table-row>
        <table:table-row table:style-name="ro2">
          <table:table-cell office:value-type="float" office:value="133">
            <text:p>133</text:p>
          </table:table-cell>
          <table:table-cell office:value-type="string">
            <text:p>ds-cfg-trust-store-pin-property</text:p>
          </table:table-cell>
          <table:table-cell table:number-columns-repeated="254"/>
        </table:table-row>
        <table:table-row table:style-name="ro2">
          <table:table-cell office:value-type="float" office:value="134">
            <text:p>134</text:p>
          </table:table-cell>
          <table:table-cell office:value-type="string">
            <text:p>ds-cfg-trust-store-type</text:p>
          </table:table-cell>
          <table:table-cell table:number-columns-repeated="254"/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ds-cfg-user-base-dn</text:p>
          </table:table-cell>
          <table:table-cell table:number-columns-repeated="254"/>
        </table:table-row>
        <table:table-row table:style-name="ro2">
          <table:table-cell office:value-type="float" office:value="136">
            <text:p>136</text:p>
          </table:table-cell>
          <table:table-cell office:value-type="string">
            <text:p>ds-cfg-user-name-attribute</text:p>
          </table:table-cell>
          <table:table-cell table:number-columns-repeated="254"/>
        </table:table-row>
        <table:table-row table:style-name="ro2">
          <table:table-cell office:value-type="float" office:value="137">
            <text:p>137</text:p>
          </table:table-cell>
          <table:table-cell office:value-type="string">
            <text:p>ds-cfg-use-ssl</text:p>
          </table:table-cell>
          <table:table-cell table:number-columns-repeated="254"/>
        </table:table-row>
        <table:table-row table:style-name="ro2">
          <table:table-cell office:value-type="float" office:value="138">
            <text:p>138</text:p>
          </table:table-cell>
          <table:table-cell office:value-type="string">
            <text:p>ds-cfg-use-tcp-keepalive</text:p>
          </table:table-cell>
          <table:table-cell table:number-columns-repeated="254"/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ds-cfg-use-tcp-nodelay</text:p>
          </table:table-cell>
          <table:table-cell table:number-columns-repeated="254"/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ds-cfg-allow-zero-length-values</text:p>
          </table:table-cell>
          <table:table-cell table:number-columns-repeated="254"/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ds-cfg-show-all-attributes</text:p>
          </table:table-cell>
          <table:table-cell table:number-columns-repeated="254"/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ds-cfg-add-missing-rdn-attributes</text:p>
          </table:table-cell>
          <table:table-cell table:number-columns-repeated="254"/>
        </table:table-row>
        <table:table-row table:style-name="ro2">
          <table:table-cell office:value-type="float" office:value="143">
            <text:p>143</text:p>
          </table:table-cell>
          <table:table-cell office:value-type="string">
            <text:p>ds-cfg-server-error-result-code</text:p>
          </table:table-cell>
          <table:table-cell table:number-columns-repeated="254"/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ds-cfg-identity-mapper-class</text:p>
          </table:table-cell>
          <table:table-cell table:number-columns-repeated="254"/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ds-cfg-identity-mapper-enabled</text:p>
          </table:table-cell>
          <table:table-cell table:number-columns-repeated="254"/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ds-cfg-match-attribute</text:p>
          </table:table-cell>
          <table:table-cell table:number-columns-repeated="254"/>
        </table:table-row>
        <table:table-row table:style-name="ro2">
          <table:table-cell office:value-type="float" office:value="147">
            <text:p>147</text:p>
          </table:table-cell>
          <table:table-cell office:value-type="string">
            <text:p>ds-cfg-match-base-dn</text:p>
          </table:table-cell>
          <table:table-cell table:number-columns-repeated="254"/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ds-cfg-identity-mapper-dn</text:p>
          </table:table-cell>
          <table:table-cell table:number-columns-repeated="254"/>
        </table:table-row>
        <table:table-row table:style-name="ro2">
          <table:table-cell office:value-type="float" office:value="149">
            <text:p>149</text:p>
          </table:table-cell>
          <table:table-cell office:value-type="string">
            <text:p>ds-cfg-proxied-authorization-identity-mapper-dn</text:p>
          </table:table-cell>
          <table:table-cell table:number-columns-repeated="254"/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ds-cfg-time-limit</text:p>
          </table:table-cell>
          <table:table-cell table:number-columns-repeated="254"/>
        </table:table-row>
        <table:table-row table:style-name="ro2">
          <table:table-cell office:value-type="float" office:value="151">
            <text:p>151</text:p>
          </table:table-cell>
          <table:table-cell office:value-type="string">
            <text:p>ds-rlim-size-limit</text:p>
          </table:table-cell>
          <table:table-cell table:number-columns-repeated="254"/>
        </table:table-row>
        <table:table-row table:style-name="ro2">
          <table:table-cell office:value-type="float" office:value="152">
            <text:p>152</text:p>
          </table:table-cell>
          <table:table-cell office:value-type="string">
            <text:p>ds-rlim-time-limit</text:p>
          </table:table-cell>
          <table:table-cell table:number-columns-repeated="254"/>
        </table:table-row>
        <table:table-row table:style-name="ro2">
          <table:table-cell office:value-type="float" office:value="153">
            <text:p>153</text:p>
          </table:table-cell>
          <table:table-cell office:value-type="string">
            <text:p>ds-cfg-accept-backlog</text:p>
          </table:table-cell>
          <table:table-cell table:number-columns-repeated="254"/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ds-cfg-synchronization-provider-class</text:p>
          </table:table-cell>
          <table:table-cell table:number-columns-repeated="254"/>
        </table:table-row>
        <table:table-row table:style-name="ro2">
          <table:table-cell office:value-type="float" office:value="155">
            <text:p>155</text:p>
          </table:table-cell>
          <table:table-cell office:value-type="string">
            <text:p>ds-cfg-synchronization-provider-enabled</text:p>
          </table:table-cell>
          <table:table-cell table:number-columns-repeated="254"/>
        </table:table-row>
        <table:table-row table:style-name="ro2">
          <table:table-cell office:value-type="float" office:value="156">
            <text:p>156</text:p>
          </table:table-cell>
          <table:table-cell office:value-type="string">
            <text:p>ds-sync-hist</text:p>
          </table:table-cell>
          <table:table-cell table:number-columns-repeated="254"/>
        </table:table-row>
        <table:table-row table:style-name="ro2">
          <table:table-cell office:value-type="float" office:value="157">
            <text:p>157</text:p>
          </table:table-cell>
          <table:table-cell office:value-type="string">
            <text:p>ds-cfg-receive-status</text:p>
          </table:table-cell>
          <table:table-cell table:number-columns-repeated="254"/>
        </table:table-row>
        <table:table-row table:style-name="ro2">
          <table:table-cell office:value-type="float" office:value="158">
            <text:p>158</text:p>
          </table:table-cell>
          <table:table-cell office:value-type="string">
            <text:p>ds-cfg-changelog-port</text:p>
          </table:table-cell>
          <table:table-cell table:number-columns-repeated="254"/>
        </table:table-row>
        <table:table-row table:style-name="ro2">
          <table:table-cell office:value-type="float" office:value="159">
            <text:p>159</text:p>
          </table:table-cell>
          <table:table-cell office:value-type="string">
            <text:p>ds-config-server-id</text:p>
          </table:table-cell>
          <table:table-cell table:number-columns-repeated="254"/>
        </table:table-row>
        <table:table-row table:style-name="ro2">
          <table:table-cell office:value-type="float" office:value="160">
            <text:p>160</text:p>
          </table:table-cell>
          <table:table-cell office:value-type="string">
            <text:p>ds-config-changelog-server</text:p>
          </table:table-cell>
          <table:table-cell table:number-columns-repeated="254"/>
        </table:table-row>
        <table:table-row table:style-name="ro2">
          <table:table-cell office:value-type="float" office:value="161">
            <text:p>161</text:p>
          </table:table-cell>
          <table:table-cell office:value-type="string">
            <text:p>ds-cfg-writability-mode</text:p>
          </table:table-cell>
          <table:table-cell table:number-columns-repeated="254"/>
        </table:table-row>
        <table:table-row table:style-name="ro2">
          <table:table-cell office:value-type="float" office:value="162">
            <text:p>162</text:p>
          </table:table-cell>
          <table:table-cell office:value-type="string">
            <text:p>ds-cfg-backend-writability-mode</text:p>
          </table:table-cell>
          <table:table-cell table:number-columns-repeated="254"/>
        </table:table-row>
        <table:table-row table:style-name="ro2">
          <table:table-cell office:value-type="float" office:value="163">
            <text:p>163</text:p>
          </table:table-cell>
          <table:table-cell office:value-type="string">
            <text:p>ds-cfg-bind-with-dn-requires-password</text:p>
          </table:table-cell>
          <table:table-cell table:number-columns-repeated="254"/>
        </table:table-row>
        <table:table-row table:style-name="ro2">
          <table:table-cell office:value-type="float" office:value="164">
            <text:p>164</text:p>
          </table:table-cell>
          <table:table-cell office:value-type="string">
            <text:p>ds-cfg-max-receive-queue</text:p>
          </table:table-cell>
          <table:table-cell table:number-columns-repeated="254"/>
        </table:table-row>
        <table:table-row table:style-name="ro2">
          <table:table-cell office:value-type="float" office:value="165">
            <text:p>165</text:p>
          </table:table-cell>
          <table:table-cell office:value-type="string">
            <text:p>ds-cfg-max-receive-delay</text:p>
          </table:table-cell>
          <table:table-cell table:number-columns-repeated="254"/>
        </table:table-row>
        <table:table-row table:style-name="ro2">
          <table:table-cell office:value-type="float" office:value="166">
            <text:p>166</text:p>
          </table:table-cell>
          <table:table-cell office:value-type="string">
            <text:p>ds-cfg-max-send-queue</text:p>
          </table:table-cell>
          <table:table-cell table:number-columns-repeated="254"/>
        </table:table-row>
        <table:table-row table:style-name="ro2">
          <table:table-cell office:value-type="float" office:value="167">
            <text:p>167</text:p>
          </table:table-cell>
          <table:table-cell office:value-type="string">
            <text:p>ds-cfg-max-send-delay</text:p>
          </table:table-cell>
          <table:table-cell table:number-columns-repeated="254"/>
        </table:table-row>
        <table:table-row table:style-name="ro2">
          <table:table-cell office:value-type="float" office:value="168">
            <text:p>168</text:p>
          </table:table-cell>
          <table:table-cell office:value-type="string">
            <text:p>ds-cfg-maximum-password-length</text:p>
          </table:table-cell>
          <table:table-cell table:number-columns-repeated="254"/>
        </table:table-row>
        <table:table-row table:style-name="ro2">
          <table:table-cell office:value-type="float" office:value="169">
            <text:p>169</text:p>
          </table:table-cell>
          <table:table-cell office:value-type="string">
            <text:p>ds-cfg-minimum-password-length</text:p>
          </table:table-cell>
          <table:table-cell table:number-columns-repeated="254"/>
        </table:table-row>
        <table:table-row table:style-name="ro2">
          <table:table-cell office:value-type="float" office:value="170">
            <text:p>170</text:p>
          </table:table-cell>
          <table:table-cell office:value-type="string">
            <text:p>ds-cfg-password-character-set</text:p>
          </table:table-cell>
          <table:table-cell table:number-columns-repeated="254"/>
        </table:table-row>
        <table:table-row table:style-name="ro2">
          <table:table-cell office:value-type="float" office:value="171">
            <text:p>171</text:p>
          </table:table-cell>
          <table:table-cell office:value-type="string">
            <text:p>ds-cfg-password-format</text:p>
          </table:table-cell>
          <table:table-cell table:number-columns-repeated="254"/>
        </table:table-row>
        <table:table-row table:style-name="ro2">
          <table:table-cell office:value-type="float" office:value="172">
            <text:p>172</text:p>
          </table:table-cell>
          <table:table-cell office:value-type="string">
            <text:p>ds-cfg-password-generator-class</text:p>
          </table:table-cell>
          <table:table-cell table:number-columns-repeated="254"/>
        </table:table-row>
        <table:table-row table:style-name="ro2">
          <table:table-cell office:value-type="float" office:value="173">
            <text:p>173</text:p>
          </table:table-cell>
          <table:table-cell office:value-type="string">
            <text:p>ds-cfg-password-generator-enabled</text:p>
          </table:table-cell>
          <table:table-cell table:number-columns-repeated="254"/>
        </table:table-row>
        <table:table-row table:style-name="ro2">
          <table:table-cell office:value-type="float" office:value="174">
            <text:p>174</text:p>
          </table:table-cell>
          <table:table-cell office:value-type="string">
            <text:p>ds-cfg-account-status-notification-handler-dn</text:p>
          </table:table-cell>
          <table:table-cell table:number-columns-repeated="254"/>
        </table:table-row>
        <table:table-row table:style-name="ro2">
          <table:table-cell office:value-type="float" office:value="175">
            <text:p>175</text:p>
          </table:table-cell>
          <table:table-cell office:value-type="string">
            <text:p>ds-cfg-allow-expired-password-changes</text:p>
          </table:table-cell>
          <table:table-cell table:number-columns-repeated="254"/>
        </table:table-row>
        <table:table-row table:style-name="ro2">
          <table:table-cell office:value-type="float" office:value="176">
            <text:p>176</text:p>
          </table:table-cell>
          <table:table-cell office:value-type="string">
            <text:p>ds-cfg-allow-pre-encoded-passwords</text:p>
          </table:table-cell>
          <table:table-cell table:number-columns-repeated="254"/>
        </table:table-row>
        <table:table-row table:style-name="ro2">
          <table:table-cell office:value-type="float" office:value="177">
            <text:p>177</text:p>
          </table:table-cell>
          <table:table-cell office:value-type="string">
            <text:p>ds-cfg-allow-user-password-changes</text:p>
          </table:table-cell>
          <table:table-cell table:number-columns-repeated="254"/>
        </table:table-row>
        <table:table-row table:style-name="ro2">
          <table:table-cell office:value-type="float" office:value="178">
            <text:p>178</text:p>
          </table:table-cell>
          <table:table-cell office:value-type="string">
            <text:p>ds-cfg-default-password-storage-scheme</text:p>
          </table:table-cell>
          <table:table-cell table:number-columns-repeated="254"/>
        </table:table-row>
        <table:table-row table:style-name="ro2">
          <table:table-cell office:value-type="float" office:value="179">
            <text:p>179</text:p>
          </table:table-cell>
          <table:table-cell office:value-type="string">
            <text:p>ds-cfg-deprecated-password-storage-scheme</text:p>
          </table:table-cell>
          <table:table-cell table:number-columns-repeated="254"/>
        </table:table-row>
        <table:table-row table:style-name="ro2">
          <table:table-cell office:value-type="float" office:value="180">
            <text:p>180</text:p>
          </table:table-cell>
          <table:table-cell office:value-type="string">
            <text:p>ds-cfg-expire-passwords-without-warning</text:p>
          </table:table-cell>
          <table:table-cell table:number-columns-repeated="254"/>
        </table:table-row>
        <table:table-row table:style-name="ro2">
          <table:table-cell office:value-type="float" office:value="181">
            <text:p>181</text:p>
          </table:table-cell>
          <table:table-cell office:value-type="string">
            <text:p>ds-cfg-force-change-on-reset</text:p>
          </table:table-cell>
          <table:table-cell table:number-columns-repeated="254"/>
        </table:table-row>
        <table:table-row table:style-name="ro2">
          <table:table-cell office:value-type="float" office:value="182">
            <text:p>182</text:p>
          </table:table-cell>
          <table:table-cell office:value-type="string">
            <text:p>ds-cfg-grace-login-count</text:p>
          </table:table-cell>
          <table:table-cell table:number-columns-repeated="254"/>
        </table:table-row>
        <table:table-row table:style-name="ro2">
          <table:table-cell office:value-type="float" office:value="183">
            <text:p>183</text:p>
          </table:table-cell>
          <table:table-cell office:value-type="string">
            <text:p>ds-cfg-idle-lockout-interval</text:p>
          </table:table-cell>
          <table:table-cell table:number-columns-repeated="254"/>
        </table:table-row>
        <table:table-row table:style-name="ro2">
          <table:table-cell office:value-type="float" office:value="184">
            <text:p>184</text:p>
          </table:table-cell>
          <table:table-cell office:value-type="string">
            <text:p>ds-cfg-last-login-time-attribute</text:p>
          </table:table-cell>
          <table:table-cell table:number-columns-repeated="254"/>
        </table:table-row>
        <table:table-row table:style-name="ro2">
          <table:table-cell office:value-type="float" office:value="185">
            <text:p>185</text:p>
          </table:table-cell>
          <table:table-cell office:value-type="string">
            <text:p>ds-cfg-last-login-time-format</text:p>
          </table:table-cell>
          <table:table-cell table:number-columns-repeated="254"/>
        </table:table-row>
        <table:table-row table:style-name="ro2">
          <table:table-cell office:value-type="float" office:value="186">
            <text:p>186</text:p>
          </table:table-cell>
          <table:table-cell office:value-type="string">
            <text:p>ds-cfg-lockout-duration</text:p>
          </table:table-cell>
          <table:table-cell table:number-columns-repeated="254"/>
        </table:table-row>
        <table:table-row table:style-name="ro2">
          <table:table-cell office:value-type="float" office:value="187">
            <text:p>187</text:p>
          </table:table-cell>
          <table:table-cell office:value-type="string">
            <text:p>ds-cfg-lockout-failure-count</text:p>
          </table:table-cell>
          <table:table-cell table:number-columns-repeated="254"/>
        </table:table-row>
        <table:table-row table:style-name="ro2">
          <table:table-cell office:value-type="float" office:value="188">
            <text:p>188</text:p>
          </table:table-cell>
          <table:table-cell office:value-type="string">
            <text:p>ds-cfg-lockout-failure-expiration-interval</text:p>
          </table:table-cell>
          <table:table-cell table:number-columns-repeated="254"/>
        </table:table-row>
        <table:table-row table:style-name="ro2">
          <table:table-cell office:value-type="float" office:value="189">
            <text:p>189</text:p>
          </table:table-cell>
          <table:table-cell office:value-type="string">
            <text:p>ds-cfg-maximum-password-age</text:p>
          </table:table-cell>
          <table:table-cell table:number-columns-repeated="254"/>
        </table:table-row>
        <table:table-row table:style-name="ro2">
          <table:table-cell office:value-type="float" office:value="190">
            <text:p>190</text:p>
          </table:table-cell>
          <table:table-cell office:value-type="string">
            <text:p>ds-cfg-maximum-password-reset-age</text:p>
          </table:table-cell>
          <table:table-cell table:number-columns-repeated="254"/>
        </table:table-row>
        <table:table-row table:style-name="ro2">
          <table:table-cell office:value-type="float" office:value="191">
            <text:p>191</text:p>
          </table:table-cell>
          <table:table-cell office:value-type="string">
            <text:p>ds-cfg-minimum-password-age</text:p>
          </table:table-cell>
          <table:table-cell table:number-columns-repeated="254"/>
        </table:table-row>
        <table:table-row table:style-name="ro2">
          <table:table-cell office:value-type="float" office:value="192">
            <text:p>192</text:p>
          </table:table-cell>
          <table:table-cell office:value-type="string">
            <text:p>ds-cfg-password-attribute</text:p>
          </table:table-cell>
          <table:table-cell table:number-columns-repeated="254"/>
        </table:table-row>
        <table:table-row table:style-name="ro2">
          <table:table-cell office:value-type="float" office:value="193">
            <text:p>193</text:p>
          </table:table-cell>
          <table:table-cell office:value-type="string">
            <text:p>ds-cfg-password-expiration-warning-interval</text:p>
          </table:table-cell>
          <table:table-cell table:number-columns-repeated="254"/>
        </table:table-row>
        <table:table-row table:style-name="ro2">
          <table:table-cell office:value-type="float" office:value="194">
            <text:p>194</text:p>
          </table:table-cell>
          <table:table-cell office:value-type="string">
            <text:p>ds-cfg-password-generator-dn</text:p>
          </table:table-cell>
          <table:table-cell table:number-columns-repeated="254"/>
        </table:table-row>
        <table:table-row table:style-name="ro2">
          <table:table-cell office:value-type="float" office:value="195">
            <text:p>195</text:p>
          </table:table-cell>
          <table:table-cell office:value-type="string">
            <text:p>ds-cfg-password-validator-dn</text:p>
          </table:table-cell>
          <table:table-cell table:number-columns-repeated="254"/>
        </table:table-row>
        <table:table-row table:style-name="ro2">
          <table:table-cell office:value-type="float" office:value="196">
            <text:p>196</text:p>
          </table:table-cell>
          <table:table-cell office:value-type="string">
            <text:p>ds-cfg-previous-last-login-time-format</text:p>
          </table:table-cell>
          <table:table-cell table:number-columns-repeated="254"/>
        </table:table-row>
        <table:table-row table:style-name="ro2">
          <table:table-cell office:value-type="float" office:value="197">
            <text:p>197</text:p>
          </table:table-cell>
          <table:table-cell office:value-type="string">
            <text:p>ds-cfg-require-change-by-time</text:p>
          </table:table-cell>
          <table:table-cell table:number-columns-repeated="254"/>
        </table:table-row>
        <table:table-row table:style-name="ro2">
          <table:table-cell office:value-type="float" office:value="198">
            <text:p>198</text:p>
          </table:table-cell>
          <table:table-cell office:value-type="string">
            <text:p>ds-cfg-password-change-requires-current-password</text:p>
          </table:table-cell>
          <table:table-cell table:number-columns-repeated="254"/>
        </table:table-row>
        <table:table-row table:style-name="ro2">
          <table:table-cell office:value-type="float" office:value="199">
            <text:p>199</text:p>
          </table:table-cell>
          <table:table-cell office:value-type="string">
            <text:p>ds-cfg-require-secure-authentication</text:p>
          </table:table-cell>
          <table:table-cell table:number-columns-repeated="254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ds-cfg-require-secure-password-changes</text:p>
          </table:table-cell>
          <table:table-cell table:number-columns-repeated="254"/>
        </table:table-row>
        <table:table-row table:style-name="ro2">
          <table:table-cell office:value-type="float" office:value="201">
            <text:p>201</text:p>
          </table:table-cell>
          <table:table-cell office:value-type="string">
            <text:p>ds-cfg-skip-validation-for-administrators</text:p>
          </table:table-cell>
          <table:table-cell table:number-columns-repeated="254"/>
        </table:table-row>
        <table:table-row table:style-name="ro2">
          <table:table-cell office:value-type="float" office:value="202">
            <text:p>202</text:p>
          </table:table-cell>
          <table:table-cell office:value-type="string">
            <text:p>ds-cfg-default-password-policy</text:p>
          </table:table-cell>
          <table:table-cell table:number-columns-repeated="254"/>
        </table:table-row>
        <table:table-row table:style-name="ro2">
          <table:table-cell office:value-type="float" office:value="203">
            <text:p>203</text:p>
          </table:table-cell>
          <table:table-cell office:value-type="string">
            <text:p>ds-pwp-last-login-time</text:p>
          </table:table-cell>
          <table:table-cell table:number-columns-repeated="254"/>
        </table:table-row>
        <table:table-row table:style-name="ro2">
          <table:table-cell office:value-type="float" office:value="204">
            <text:p>204</text:p>
          </table:table-cell>
          <table:table-cell office:value-type="string">
            <text:p>ds-pwp-password-changed-by-required-time</text:p>
          </table:table-cell>
          <table:table-cell table:number-columns-repeated="254"/>
        </table:table-row>
        <table:table-row table:style-name="ro2">
          <table:table-cell office:value-type="float" office:value="205">
            <text:p>205</text:p>
          </table:table-cell>
          <table:table-cell office:value-type="string">
            <text:p>ds-pwp-reset-time</text:p>
          </table:table-cell>
          <table:table-cell table:number-columns-repeated="254"/>
        </table:table-row>
        <table:table-row table:style-name="ro2">
          <table:table-cell office:value-type="float" office:value="206">
            <text:p>206</text:p>
          </table:table-cell>
          <table:table-cell office:value-type="string">
            <text:p>ds-pwp-warned-time</text:p>
          </table:table-cell>
          <table:table-cell table:number-columns-repeated="254"/>
        </table:table-row>
        <table:table-row table:style-name="ro2">
          <table:table-cell office:value-type="float" office:value="207">
            <text:p>207</text:p>
          </table:table-cell>
          <table:table-cell office:value-type="string">
            <text:p>ds-pwp-account-disabled</text:p>
          </table:table-cell>
          <table:table-cell table:number-columns-repeated="254"/>
        </table:table-row>
        <table:table-row table:style-name="ro2">
          <table:table-cell office:value-type="float" office:value="208">
            <text:p>208</text:p>
          </table:table-cell>
          <table:table-cell office:value-type="string">
            <text:p>ds-cfg-force-change-on-add</text:p>
          </table:table-cell>
          <table:table-cell table:number-columns-repeated="254"/>
        </table:table-row>
        <table:table-row table:style-name="ro2">
          <table:table-cell office:value-type="float" office:value="209">
            <text:p>209</text:p>
          </table:table-cell>
          <table:table-cell office:value-type="string">
            <text:p>ds-cfg-allow-multiple-password-values</text:p>
          </table:table-cell>
          <table:table-cell table:number-columns-repeated="254"/>
        </table:table-row>
        <table:table-row table:style-name="ro2">
          <table:table-cell office:value-type="float" office:value="210">
            <text:p>210</text:p>
          </table:table-cell>
          <table:table-cell office:value-type="string">
            <text:p>ds-task-import-ldif-file</text:p>
          </table:table-cell>
          <table:table-cell table:number-columns-repeated="254"/>
        </table:table-row>
        <table:table-row table:style-name="ro2">
          <table:table-cell office:value-type="float" office:value="211">
            <text:p>211</text:p>
          </table:table-cell>
          <table:table-cell office:value-type="string">
            <text:p>ds-task-import-append</text:p>
          </table:table-cell>
          <table:table-cell table:number-columns-repeated="254"/>
        </table:table-row>
        <table:table-row table:style-name="ro2">
          <table:table-cell office:value-type="float" office:value="212">
            <text:p>212</text:p>
          </table:table-cell>
          <table:table-cell office:value-type="string">
            <text:p>ds-task-import-replace-existing</text:p>
          </table:table-cell>
          <table:table-cell table:number-columns-repeated="254"/>
        </table:table-row>
        <table:table-row table:style-name="ro2">
          <table:table-cell office:value-type="float" office:value="213">
            <text:p>213</text:p>
          </table:table-cell>
          <table:table-cell office:value-type="string">
            <text:p>ds-task-import-backend-id</text:p>
          </table:table-cell>
          <table:table-cell table:number-columns-repeated="254"/>
        </table:table-row>
        <table:table-row table:style-name="ro2">
          <table:table-cell office:value-type="float" office:value="214">
            <text:p>214</text:p>
          </table:table-cell>
          <table:table-cell office:value-type="string">
            <text:p>ds-task-import-include-branch</text:p>
          </table:table-cell>
          <table:table-cell table:number-columns-repeated="254"/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ds-task-import-exclude-branch</text:p>
          </table:table-cell>
          <table:table-cell table:number-columns-repeated="254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ds-task-import-include-attribute</text:p>
          </table:table-cell>
          <table:table-cell table:number-columns-repeated="254"/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ds-task-import-exclude-attribute</text:p>
          </table:table-cell>
          <table:table-cell table:number-columns-repeated="254"/>
        </table:table-row>
        <table:table-row table:style-name="ro2">
          <table:table-cell office:value-type="float" office:value="218">
            <text:p>218</text:p>
          </table:table-cell>
          <table:table-cell office:value-type="string">
            <text:p>ds-task-import-include-filter</text:p>
          </table:table-cell>
          <table:table-cell table:number-columns-repeated="254"/>
        </table:table-row>
        <table:table-row table:style-name="ro2">
          <table:table-cell office:value-type="float" office:value="219">
            <text:p>219</text:p>
          </table:table-cell>
          <table:table-cell office:value-type="string">
            <text:p>ds-task-import-exclude-filter</text:p>
          </table:table-cell>
          <table:table-cell table:number-columns-repeated="254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ds-task-import-reject-file</text:p>
          </table:table-cell>
          <table:table-cell table:number-columns-repeated="254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ds-task-import-overwrite-rejects</text:p>
          </table:table-cell>
          <table:table-cell table:number-columns-repeated="254"/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ds-task-import-skip-schema-validation</text:p>
          </table:table-cell>
          <table:table-cell table:number-columns-repeated="254"/>
        </table:table-row>
        <table:table-row table:style-name="ro2">
          <table:table-cell office:value-type="float" office:value="223">
            <text:p>223</text:p>
          </table:table-cell>
          <table:table-cell office:value-type="string">
            <text:p>ds-task-import-is-compressed</text:p>
          </table:table-cell>
          <table:table-cell table:number-columns-repeated="254"/>
        </table:table-row>
        <table:table-row table:style-name="ro2">
          <table:table-cell office:value-type="float" office:value="224">
            <text:p>224</text:p>
          </table:table-cell>
          <table:table-cell office:value-type="string">
            <text:p>ds-task-import-is-encrypted</text:p>
          </table:table-cell>
          <table:table-cell table:number-columns-repeated="254"/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ds-task-restart-server</text:p>
          </table:table-cell>
          <table:table-cell table:number-columns-repeated="254"/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ds-cfg-synchronization-dn</text:p>
          </table:table-cell>
          <table:table-cell table:number-columns-repeated="254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ds-sync-state</text:p>
          </table:table-cell>
          <table:table-cell table:number-columns-repeated="254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ds-cfg-backup-directory</text:p>
          </table:table-cell>
          <table:table-cell table:number-columns-repeated="254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ds-backup-compressed</text:p>
          </table:table-cell>
          <table:table-cell table:number-columns-repeated="254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ds-backup-date</text:p>
          </table:table-cell>
          <table:table-cell table:number-columns-repeated="254"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ds-backup-dependency</text:p>
          </table:table-cell>
          <table:table-cell table:number-columns-repeated="254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ds-backup-directory-path</text:p>
          </table:table-cell>
          <table:table-cell table:number-columns-repeated="254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ds-backup-encrypted</text:p>
          </table:table-cell>
          <table:table-cell table:number-columns-repeated="254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ds-backup-id</text:p>
          </table:table-cell>
          <table:table-cell table:number-columns-repeated="254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ds-backup-incremental</text:p>
          </table:table-cell>
          <table:table-cell table:number-columns-repeated="254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ds-backup-signed-hash</text:p>
          </table:table-cell>
          <table:table-cell table:number-columns-repeated="254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ds-backup-unsigned-hash</text:p>
          </table:table-cell>
          <table:table-cell table:number-columns-repeated="254"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ds-backup-backend-dn</text:p>
          </table:table-cell>
          <table:table-cell table:number-columns-repeated="254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ds-task-export-ldif-file</text:p>
          </table:table-cell>
          <table:table-cell table:number-columns-repeated="254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ds-task-export-append-to-ldif</text:p>
          </table:table-cell>
          <table:table-cell table:number-columns-repeated="254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ds-task-export-backend-id</text:p>
          </table:table-cell>
          <table:table-cell table:number-columns-repeated="254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ds-task-export-include-branch</text:p>
          </table:table-cell>
          <table:table-cell table:number-columns-repeated="254"/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ds-task-export-exclude-branch</text:p>
          </table:table-cell>
          <table:table-cell table:number-columns-repeated="254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ds-task-export-include-attribute</text:p>
          </table:table-cell>
          <table:table-cell table:number-columns-repeated="254"/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ds-task-export-exclude-attribute</text:p>
          </table:table-cell>
          <table:table-cell table:number-columns-repeated="254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ds-task-export-include-filter</text:p>
          </table:table-cell>
          <table:table-cell table:number-columns-repeated="254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ds-task-export-exclude-filter</text:p>
          </table:table-cell>
          <table:table-cell table:number-columns-repeated="254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ds-task-export-wrap-column</text:p>
          </table:table-cell>
          <table:table-cell table:number-columns-repeated="254"/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ds-task-export-compress-ldif</text:p>
          </table:table-cell>
          <table:table-cell table:number-columns-repeated="254"/>
        </table:table-row>
        <table:table-row table:style-name="ro2">
          <table:table-cell office:value-type="float" office:value="250">
            <text:p>250</text:p>
          </table:table-cell>
          <table:table-cell office:value-type="string">
            <text:p>ds-task-export-encrypt-ldif</text:p>
          </table:table-cell>
          <table:table-cell table:number-columns-repeated="254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ds-task-export-sign-hash</text:p>
          </table:table-cell>
          <table:table-cell table:number-columns-repeated="254"/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ds-task-restore-verify-only</text:p>
          </table:table-cell>
          <table:table-cell table:number-columns-repeated="254"/>
        </table:table-row>
        <table:table-row table:style-name="ro2">
          <table:table-cell office:value-type="float" office:value="253">
            <text:p>253</text:p>
          </table:table-cell>
          <table:table-cell office:value-type="string">
            <text:p>ds-task-backup-backend-id</text:p>
          </table:table-cell>
          <table:table-cell table:number-columns-repeated="254"/>
        </table:table-row>
        <table:table-row table:style-name="ro2">
          <table:table-cell office:value-type="float" office:value="254">
            <text:p>254</text:p>
          </table:table-cell>
          <table:table-cell office:value-type="string">
            <text:p>ds-task-backup-all</text:p>
          </table:table-cell>
          <table:table-cell table:number-columns-repeated="254"/>
        </table:table-row>
        <table:table-row table:style-name="ro2">
          <table:table-cell office:value-type="float" office:value="255">
            <text:p>255</text:p>
          </table:table-cell>
          <table:table-cell office:value-type="string">
            <text:p>ds-task-backup-incremental</text:p>
          </table:table-cell>
          <table:table-cell table:number-columns-repeated="254"/>
        </table:table-row>
        <table:table-row table:style-name="ro2">
          <table:table-cell office:value-type="float" office:value="256">
            <text:p>256</text:p>
          </table:table-cell>
          <table:table-cell office:value-type="string">
            <text:p>ds-task-backup-incremental-base-id</text:p>
          </table:table-cell>
          <table:table-cell table:number-columns-repeated="254"/>
        </table:table-row>
        <table:table-row table:style-name="ro2">
          <table:table-cell office:value-type="float" office:value="257">
            <text:p>257</text:p>
          </table:table-cell>
          <table:table-cell office:value-type="string">
            <text:p>ds-task-backup-compress</text:p>
          </table:table-cell>
          <table:table-cell table:number-columns-repeated="254"/>
        </table:table-row>
        <table:table-row table:style-name="ro2">
          <table:table-cell office:value-type="float" office:value="258">
            <text:p>258</text:p>
          </table:table-cell>
          <table:table-cell office:value-type="string">
            <text:p>ds-task-backup-encrypt</text:p>
          </table:table-cell>
          <table:table-cell table:number-columns-repeated="254"/>
        </table:table-row>
        <table:table-row table:style-name="ro2">
          <table:table-cell office:value-type="float" office:value="259">
            <text:p>259</text:p>
          </table:table-cell>
          <table:table-cell office:value-type="string">
            <text:p>ds-task-backup-hash</text:p>
          </table:table-cell>
          <table:table-cell table:number-columns-repeated="254"/>
        </table:table-row>
        <table:table-row table:style-name="ro2">
          <table:table-cell office:value-type="float" office:value="260">
            <text:p>260</text:p>
          </table:table-cell>
          <table:table-cell office:value-type="string">
            <text:p>ds-task-backup-sign-hash</text:p>
          </table:table-cell>
          <table:table-cell table:number-columns-repeated="254"/>
        </table:table-row>
        <table:table-row table:style-name="ro2">
          <table:table-cell office:value-type="float" office:value="261">
            <text:p>261</text:p>
          </table:table-cell>
          <table:table-cell office:value-type="string">
            <text:p>ds-cfg-backend-preload-time-limit</text:p>
          </table:table-cell>
          <table:table-cell table:number-columns-repeated="254"/>
        </table:table-row>
        <table:table-row table:style-name="ro2">
          <table:table-cell office:value-type="float" office:value="262">
            <text:p>262</text:p>
          </table:table-cell>
          <table:table-cell office:value-type="string">
            <text:p>ds-cfg-backend-import-temp-directory</text:p>
          </table:table-cell>
          <table:table-cell table:number-columns-repeated="254"/>
        </table:table-row>
        <table:table-row table:style-name="ro2">
          <table:table-cell office:value-type="float" office:value="263">
            <text:p>263</text:p>
          </table:table-cell>
          <table:table-cell office:value-type="string">
            <text:p>ds-cfg-backend-import-buffer-size</text:p>
          </table:table-cell>
          <table:table-cell table:number-columns-repeated="254"/>
        </table:table-row>
        <table:table-row table:style-name="ro2">
          <table:table-cell office:value-type="float" office:value="264">
            <text:p>264</text:p>
          </table:table-cell>
          <table:table-cell office:value-type="string">
            <text:p>ds-cfg-backend-import-queue-size</text:p>
          </table:table-cell>
          <table:table-cell table:number-columns-repeated="254"/>
        </table:table-row>
        <table:table-row table:style-name="ro2">
          <table:table-cell office:value-type="float" office:value="265">
            <text:p>265</text:p>
          </table:table-cell>
          <table:table-cell office:value-type="string">
            <text:p>ds-cfg-backend-import-thread-count</text:p>
          </table:table-cell>
          <table:table-cell table:number-columns-repeated="254"/>
        </table:table-row>
        <table:table-row table:style-name="ro2">
          <table:table-cell office:value-type="float" office:value="266">
            <text:p>266</text:p>
          </table:table-cell>
          <table:table-cell office:value-type="string">
            <text:p>ds-cfg-backend-entries-compressed</text:p>
          </table:table-cell>
          <table:table-cell table:number-columns-repeated="254"/>
        </table:table-row>
        <table:table-row table:style-name="ro2">
          <table:table-cell office:value-type="float" office:value="267">
            <text:p>267</text:p>
          </table:table-cell>
          <table:table-cell office:value-type="string">
            <text:p>ds-cfg-backend-deadlock-retry-limit</text:p>
          </table:table-cell>
          <table:table-cell table:number-columns-repeated="254"/>
        </table:table-row>
        <table:table-row table:style-name="ro2">
          <table:table-cell office:value-type="float" office:value="268">
            <text:p>268</text:p>
          </table:table-cell>
          <table:table-cell office:value-type="string">
            <text:p>ds-cfg-database-evictor-lru-only</text:p>
          </table:table-cell>
          <table:table-cell table:number-columns-repeated="254"/>
        </table:table-row>
        <table:table-row table:style-name="ro2">
          <table:table-cell office:value-type="float" office:value="269">
            <text:p>269</text:p>
          </table:table-cell>
          <table:table-cell office:value-type="string">
            <text:p>ds-cfg-database-evictor-nodes-per-scan</text:p>
          </table:table-cell>
          <table:table-cell table:number-columns-repeated="254"/>
        </table:table-row>
        <table:table-row table:style-name="ro2">
          <table:table-cell office:value-type="float" office:value="270">
            <text:p>270</text:p>
          </table:table-cell>
          <table:table-cell office:value-type="string">
            <text:p>ds-cfg-database-log-file-max</text:p>
          </table:table-cell>
          <table:table-cell table:number-columns-repeated="254"/>
        </table:table-row>
        <table:table-row table:style-name="ro2">
          <table:table-cell office:value-type="float" office:value="271">
            <text:p>271</text:p>
          </table:table-cell>
          <table:table-cell office:value-type="string">
            <text:p>ds-cfg-database-logging-file-handler-on</text:p>
          </table:table-cell>
          <table:table-cell table:number-columns-repeated="254"/>
        </table:table-row>
        <table:table-row table:style-name="ro2">
          <table:table-cell office:value-type="float" office:value="272">
            <text:p>272</text:p>
          </table:table-cell>
          <table:table-cell office:value-type="string">
            <text:p>ds-cfg-database-logging-level</text:p>
          </table:table-cell>
          <table:table-cell table:number-columns-repeated="254"/>
        </table:table-row>
        <table:table-row table:style-name="ro2">
          <table:table-cell office:value-type="float" office:value="273">
            <text:p>273</text:p>
          </table:table-cell>
          <table:table-cell office:value-type="string">
            <text:p>ds-cfg-database-checkpointer-bytes-interval</text:p>
          </table:table-cell>
          <table:table-cell table:number-columns-repeated="254"/>
        </table:table-row>
        <table:table-row table:style-name="ro2">
          <table:table-cell office:value-type="float" office:value="274">
            <text:p>274</text:p>
          </table:table-cell>
          <table:table-cell office:value-type="string">
            <text:p>ds-cfg-database-checkpointer-wakeup-interval</text:p>
          </table:table-cell>
          <table:table-cell table:number-columns-repeated="254"/>
        </table:table-row>
        <table:table-row table:style-name="ro2">
          <table:table-cell office:value-type="float" office:value="275">
            <text:p>275</text:p>
          </table:table-cell>
          <table:table-cell office:value-type="string">
            <text:p>ds-cfg-database-num-lock-tables</text:p>
          </table:table-cell>
          <table:table-cell table:number-columns-repeated="254"/>
        </table:table-row>
        <table:table-row table:style-name="ro2">
          <table:table-cell office:value-type="float" office:value="276">
            <text:p>276</text:p>
          </table:table-cell>
          <table:table-cell office:value-type="string">
            <text:p>ds-cfg-work-queue-class</text:p>
          </table:table-cell>
          <table:table-cell table:number-columns-repeated="254"/>
        </table:table-row>
        <table:table-row table:style-name="ro2">
          <table:table-cell office:value-type="float" office:value="277">
            <text:p>277</text:p>
          </table:table-cell>
          <table:table-cell office:value-type="string">
            <text:p>ds-cfg-backend-import-pass-size</text:p>
          </table:table-cell>
          <table:table-cell table:number-columns-repeated="254"/>
        </table:table-row>
        <table:table-row table:style-name="ro2">
          <table:table-cell office:value-type="float" office:value="278">
            <text:p>278</text:p>
          </table:table-cell>
          <table:table-cell office:value-type="string">
            <text:p>ds-cfg-changelog-server-id</text:p>
          </table:table-cell>
          <table:table-cell table:number-columns-repeated="254"/>
        </table:table-row>
        <table:table-row table:style-name="ro2">
          <table:table-cell office:value-type="float" office:value="279">
            <text:p>279</text:p>
          </table:table-cell>
          <table:table-cell office:value-type="string">
            <text:p>ds-cfg-directory-server-id</text:p>
          </table:table-cell>
          <table:table-cell table:number-columns-repeated="254"/>
        </table:table-row>
        <table:table-row table:style-name="ro2">
          <table:table-cell office:value-type="float" office:value="280">
            <text:p>280</text:p>
          </table:table-cell>
          <table:table-cell office:value-type="string">
            <text:p>ds-pwp-account-expiration-time</text:p>
          </table:table-cell>
          <table:table-cell table:number-columns-repeated="254"/>
        </table:table-row>
        <table:table-row table:style-name="ro2">
          <table:table-cell office:value-type="float" office:value="281">
            <text:p>281</text:p>
          </table:table-cell>
          <table:table-cell office:value-type="string">
            <text:p>ds-cfg-account-status-notification-handler-class</text:p>
          </table:table-cell>
          <table:table-cell table:number-columns-repeated="254"/>
        </table:table-row>
        <table:table-row table:style-name="ro2">
          <table:table-cell office:value-type="float" office:value="282">
            <text:p>282</text:p>
          </table:table-cell>
          <table:table-cell office:value-type="string">
            <text:p>ds-cfg-account-status-notification-handler-enabled</text:p>
          </table:table-cell>
          <table:table-cell table:number-columns-repeated="254"/>
        </table:table-row>
        <table:table-row table:style-name="ro2">
          <table:table-cell office:value-type="float" office:value="283">
            <text:p>283</text:p>
          </table:table-cell>
          <table:table-cell office:value-type="string">
            <text:p>ds-cfg-account-status-notification-type</text:p>
          </table:table-cell>
          <table:table-cell table:number-columns-repeated="254"/>
        </table:table-row>
        <table:table-row table:style-name="ro2">
          <table:table-cell office:value-type="float" office:value="284">
            <text:p>284</text:p>
          </table:table-cell>
          <table:table-cell office:value-type="string">
            <text:p>ds-cfg-database-cleaner-num-threads</text:p>
          </table:table-cell>
          <table:table-cell table:number-columns-repeated="254"/>
        </table:table-row>
        <table:table-row table:style-name="ro2">
          <table:table-cell office:value-type="float" office:value="285">
            <text:p>285</text:p>
          </table:table-cell>
          <table:table-cell office:value-type="string">
            <text:p>ds-cfg-lookthrough-limit</text:p>
          </table:table-cell>
          <table:table-cell table:number-columns-repeated="254"/>
        </table:table-row>
        <table:table-row table:style-name="ro2">
          <table:table-cell office:value-type="float" office:value="286">
            <text:p>286</text:p>
          </table:table-cell>
          <table:table-cell office:value-type="string">
            <text:p>ds-rlim-lookthrough-limit</text:p>
          </table:table-cell>
          <table:table-cell table:number-columns-repeated="254"/>
        </table:table-row>
        <table:table-row table:style-name="ro2">
          <table:table-cell office:value-type="float" office:value="287">
            <text:p>287</text:p>
          </table:table-cell>
          <table:table-cell office:value-type="string">
            <text:p>ds-cfg-backend-mode</text:p>
          </table:table-cell>
          <table:table-cell table:number-columns-repeated="254"/>
        </table:table-row>
        <table:table-row table:style-name="ro2">
          <table:table-cell office:value-type="float" office:value="288">
            <text:p>288</text:p>
          </table:table-cell>
          <table:table-cell office:value-type="string">
            <text:p>ds-cfg-window-size</text:p>
          </table:table-cell>
          <table:table-cell table:number-columns-repeated="254"/>
        </table:table-row>
        <table:table-row table:style-name="ro2">
          <table:table-cell office:value-type="float" office:value="289">
            <text:p>289</text:p>
          </table:table-cell>
          <table:table-cell office:value-type="string">
            <text:p>ds-pwp-password-policy-dn</text:p>
          </table:table-cell>
          <table:table-cell table:number-columns-repeated="254"/>
        </table:table-row>
        <table:table-row table:style-name="ro2">
          <table:table-cell office:value-type="float" office:value="290">
            <text:p>290</text:p>
          </table:table-cell>
          <table:table-cell office:value-type="string">
            <text:p>ds-cfg-changelog-max-queue-size</text:p>
          </table:table-cell>
          <table:table-cell table:number-columns-repeated="254"/>
        </table:table-row>
        <table:table-row table:style-name="ro2">
          <table:table-cell office:value-type="float" office:value="291">
            <text:p>291</text:p>
          </table:table-cell>
          <table:table-cell office:value-type="string">
            <text:p>ds-private-naming-contexts</text:p>
          </table:table-cell>
          <table:table-cell table:number-columns-repeated="254"/>
        </table:table-row>
        <table:table-row table:style-name="ro2">
          <table:table-cell office:value-type="float" office:value="292">
            <text:p>292</text:p>
          </table:table-cell>
          <table:table-cell office:value-type="string">
            <text:p>ds-backend-id</text:p>
          </table:table-cell>
          <table:table-cell table:number-columns-repeated="254"/>
        </table:table-row>
        <table:table-row table:style-name="ro2">
          <table:table-cell office:value-type="float" office:value="293">
            <text:p>293</text:p>
          </table:table-cell>
          <table:table-cell office:value-type="string">
            <text:p>ds-backend-base-dn</text:p>
          </table:table-cell>
          <table:table-cell table:number-columns-repeated="254"/>
        </table:table-row>
        <table:table-row table:style-name="ro2">
          <table:table-cell office:value-type="float" office:value="294">
            <text:p>294</text:p>
          </table:table-cell>
          <table:table-cell office:value-type="string">
            <text:p>ds-backend-entry-count</text:p>
          </table:table-cell>
          <table:table-cell table:number-columns-repeated="254"/>
        </table:table-row>
        <table:table-row table:style-name="ro2">
          <table:table-cell office:value-type="float" office:value="295">
            <text:p>295</text:p>
          </table:table-cell>
          <table:table-cell office:value-type="string">
            <text:p>ds-backend-writability-mode</text:p>
          </table:table-cell>
          <table:table-cell table:number-columns-repeated="254"/>
        </table:table-row>
        <table:table-row table:style-name="ro2">
          <table:table-cell office:value-type="float" office:value="296">
            <text:p>296</text:p>
          </table:table-cell>
          <table:table-cell office:value-type="string">
            <text:p>ds-connectionhandler-connection</text:p>
          </table:table-cell>
          <table:table-cell table:number-columns-repeated="254"/>
        </table:table-row>
        <table:table-row table:style-name="ro2">
          <table:table-cell office:value-type="float" office:value="297">
            <text:p>297</text:p>
          </table:table-cell>
          <table:table-cell office:value-type="string">
            <text:p>ds-connectionhandler-listener</text:p>
          </table:table-cell>
          <table:table-cell table:number-columns-repeated="254"/>
        </table:table-row>
        <table:table-row table:style-name="ro2">
          <table:table-cell office:value-type="float" office:value="298">
            <text:p>298</text:p>
          </table:table-cell>
          <table:table-cell office:value-type="string">
            <text:p>ds-connectionhandler-num-connections</text:p>
          </table:table-cell>
          <table:table-cell table:number-columns-repeated="254"/>
        </table:table-row>
        <table:table-row table:style-name="ro2">
          <table:table-cell office:value-type="float" office:value="299">
            <text:p>299</text:p>
          </table:table-cell>
          <table:table-cell office:value-type="string">
            <text:p>ds-connectionhandler-protocol</text:p>
          </table:table-cell>
          <table:table-cell table:number-columns-repeated="254"/>
        </table:table-row>
        <table:table-row table:style-name="ro2">
          <table:table-cell office:value-type="float" office:value="300">
            <text:p>300</text:p>
          </table:table-cell>
          <table:table-cell office:value-type="string">
            <text:p>ds-backend-is-private</text:p>
          </table:table-cell>
          <table:table-cell table:number-columns-repeated="254"/>
        </table:table-row>
        <table:table-row table:style-name="ro2">
          <table:table-cell office:value-type="float" office:value="301">
            <text:p>301</text:p>
          </table:table-cell>
          <table:table-cell office:value-type="string">
            <text:p>ds-cfg-reject-unauthenticated-requests</text:p>
          </table:table-cell>
          <table:table-cell table:number-columns-repeated="254"/>
        </table:table-row>
        <table:table-row table:style-name="ro2">
          <table:table-cell office:value-type="float" office:value="302">
            <text:p>302</text:p>
          </table:table-cell>
          <table:table-cell office:value-type="string">
            <text:p>ds-task-schema-file-name</text:p>
          </table:table-cell>
          <table:table-cell table:number-columns-repeated="254"/>
        </table:table-row>
        <table:table-row table:style-name="ro2">
          <table:table-cell office:value-type="float" office:value="303">
            <text:p>303</text:p>
          </table:table-cell>
          <table:table-cell office:value-type="string">
            <text:p>ds-cfg-group-implementation-class</text:p>
          </table:table-cell>
          <table:table-cell table:number-columns-repeated="254"/>
        </table:table-row>
        <table:table-row table:style-name="ro2">
          <table:table-cell office:value-type="float" office:value="304">
            <text:p>304</text:p>
          </table:table-cell>
          <table:table-cell office:value-type="string">
            <text:p>ds-cfg-group-implementation-enabled</text:p>
          </table:table-cell>
          <table:table-cell table:number-columns-repeated="254"/>
        </table:table-row>
        <table:table-row table:style-name="ro2">
          <table:table-cell office:value-type="float" office:value="305">
            <text:p>305</text:p>
          </table:table-cell>
          <table:table-cell office:value-type="string">
            <text:p>ds-cfg-heartbeat-interval</text:p>
          </table:table-cell>
          <table:table-cell table:number-columns-repeated="254"/>
        </table:table-row>
        <table:table-row table:style-name="ro2">
          <table:table-cell office:value-type="float" office:value="306">
            <text:p>306</text:p>
          </table:table-cell>
          <table:table-cell office:value-type="string">
            <text:p>ds-cfg-changelog-db-directory</text:p>
          </table:table-cell>
          <table:table-cell table:number-columns-repeated="254"/>
        </table:table-row>
        <table:table-row table:style-name="ro2">
          <table:table-cell office:value-type="float" office:value="307">
            <text:p>307</text:p>
          </table:table-cell>
          <table:table-cell office:value-type="string">
            <text:p>ds-privilege-name</text:p>
          </table:table-cell>
          <table:table-cell table:number-columns-repeated="254"/>
        </table:table-row>
        <table:table-row table:style-name="ro2">
          <table:table-cell office:value-type="float" office:value="308">
            <text:p>308</text:p>
          </table:table-cell>
          <table:table-cell office:value-type="string">
            <text:p>ds-cfg-default-root-privilege-name</text:p>
          </table:table-cell>
          <table:table-cell table:number-columns-repeated="254"/>
        </table:table-row>
        <table:table-row table:style-name="ro2">
          <table:table-cell office:value-type="float" office:value="309">
            <text:p>309</text:p>
          </table:table-cell>
          <table:table-cell office:value-type="string">
            <text:p>ds-cfg-certificate-mapper-dn</text:p>
          </table:table-cell>
          <table:table-cell table:number-columns-repeated="254"/>
        </table:table-row>
        <table:table-row table:style-name="ro2">
          <table:table-cell office:value-type="float" office:value="310">
            <text:p>310</text:p>
          </table:table-cell>
          <table:table-cell office:value-type="string">
            <text:p>ds-cfg-key-manager-provider-dn</text:p>
          </table:table-cell>
          <table:table-cell table:number-columns-repeated="254"/>
        </table:table-row>
        <table:table-row table:style-name="ro2">
          <table:table-cell office:value-type="float" office:value="311">
            <text:p>311</text:p>
          </table:table-cell>
          <table:table-cell office:value-type="string">
            <text:p>ds-cfg-trust-manager-provider-dn</text:p>
          </table:table-cell>
          <table:table-cell table:number-columns-repeated="254"/>
        </table:table-row>
        <table:table-row table:style-name="ro2">
          <table:table-cell office:value-type="float" office:value="312">
            <text:p>312</text:p>
          </table:table-cell>
          <table:table-cell office:value-type="string">
            <text:p>ds-cfg-certificate-subject-attribute-type</text:p>
          </table:table-cell>
          <table:table-cell table:number-columns-repeated="254"/>
        </table:table-row>
        <table:table-row table:style-name="ro2">
          <table:table-cell office:value-type="float" office:value="313">
            <text:p>313</text:p>
          </table:table-cell>
          <table:table-cell office:value-type="string">
            <text:p>ds-cfg-certificate-user-base-dn</text:p>
          </table:table-cell>
          <table:table-cell table:number-columns-repeated="254"/>
        </table:table-row>
        <table:table-row table:style-name="ro2">
          <table:table-cell office:value-type="float" office:value="314">
            <text:p>314</text:p>
          </table:table-cell>
          <table:table-cell office:value-type="string">
            <text:p>ds-certificate-subject-dn</text:p>
          </table:table-cell>
          <table:table-cell table:number-columns-repeated="254"/>
        </table:table-row>
        <table:table-row table:style-name="ro2">
          <table:table-cell office:value-type="float" office:value="315">
            <text:p>315</text:p>
          </table:table-cell>
          <table:table-cell office:value-type="string">
            <text:p>ds-cfg-certificate-subject-attribute-mapping</text:p>
          </table:table-cell>
          <table:table-cell table:number-columns-repeated="254"/>
        </table:table-row>
        <table:table-row table:style-name="ro2">
          <table:table-cell office:value-type="float" office:value="316">
            <text:p>316</text:p>
          </table:table-cell>
          <table:table-cell office:value-type="string">
            <text:p>ds-certificate-fingerprint</text:p>
          </table:table-cell>
          <table:table-cell table:number-columns-repeated="254"/>
        </table:table-row>
        <table:table-row table:style-name="ro2">
          <table:table-cell office:value-type="float" office:value="317">
            <text:p>317</text:p>
          </table:table-cell>
          <table:table-cell office:value-type="string">
            <text:p>ds-cfg-certificate-fingerprint-attribute-type</text:p>
          </table:table-cell>
          <table:table-cell table:number-columns-repeated="254"/>
        </table:table-row>
        <table:table-row table:style-name="ro2">
          <table:table-cell office:value-type="float" office:value="318">
            <text:p>318</text:p>
          </table:table-cell>
          <table:table-cell office:value-type="string">
            <text:p>ds-cfg-certificate-fingerprint-algorithm</text:p>
          </table:table-cell>
          <table:table-cell table:number-columns-repeated="254"/>
        </table:table-row>
        <table:table-row table:style-name="ro2">
          <table:table-cell office:value-type="float" office:value="319">
            <text:p>319</text:p>
          </table:table-cell>
          <table:table-cell office:value-type="string">
            <text:p>ds-cfg-changelog-purge-delay</text:p>
          </table:table-cell>
          <table:table-cell table:number-columns-repeated="254"/>
        </table:table-row>
        <table:table-row table:style-name="ro2" table:number-rows-repeated="6521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Object Classe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Object Class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Object Classes: <text:s/>1.3.6.1.4.1.26027.1.2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Object Classes</text:p>
          </table:table-cell>
          <table:table-cell table:style-name="ce6" table:number-columns-repeated="2"/>
          <table:table-cell table:style-name="ce5" office:value-type="string">
            <text:p>OIDs for Proposed Standard Object Class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Object Class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Object Class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cfg-access-control-handler</text:p>
          </table:table-cell>
          <table:table-cell/>
          <table:table-cell office:value-type="float" office:value="900">
            <text:p>900</text:p>
          </table:table-cell>
          <table:table-cell office:value-type="string">
            <text:p>untypedObject</text:p>
          </table:table-cell>
          <table:table-cell table:number-columns-repeated="25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cfg-alert-handler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cfg-attribute-syntax</text:p>
          </table:table-cell>
          <table:table-cell table:number-columns-repeated="25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s-cfg-telephone-number-attribute-syntax</text:p>
          </table:table-cell>
          <table:table-cell table:number-columns-repeated="25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s-cfg-backend</text:p>
          </table:table-cell>
          <table:table-cell table:number-columns-repeated="25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ds-cfg-je-backend</text:p>
          </table:table-cell>
          <table:table-cell table:number-columns-repeated="254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ds-cfg-je-database</text:p>
          </table:table-cell>
          <table:table-cell table:number-columns-repeated="254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ds-cfg-je-index</text:p>
          </table:table-cell>
          <table:table-cell table:number-columns-repeated="254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ds-cfg-schema-backend</text:p>
          </table:table-cell>
          <table:table-cell table:number-columns-repeated="254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ds-cfg-task-backend</text:p>
          </table:table-cell>
          <table:table-cell table:number-columns-repeated="254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ds-cfg-branch</text:p>
          </table:table-cell>
          <table:table-cell table:number-columns-repeated="254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ds-cfg-certificate-mapper</text:p>
          </table:table-cell>
          <table:table-cell table:number-columns-repeated="254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ds-cfg-connection-handler</text:p>
          </table:table-cell>
          <table:table-cell table:number-columns-repeated="254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ds-cfg-ldap-connection-handler</text:p>
          </table:table-cell>
          <table:table-cell table:number-columns-repeated="254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ds-cfg-entry-cache</text:p>
          </table:table-cell>
          <table:table-cell table:number-columns-repeated="254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ds-cfg-fifo-entry-cache</text:p>
          </table:table-cell>
          <table:table-cell table:number-columns-repeated="254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ds-cfg-soft-reference-entry-cache</text:p>
          </table:table-cell>
          <table:table-cell table:number-columns-repeated="254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ds-cfg-extended-operation-handler</text:p>
          </table:table-cell>
          <table:table-cell table:number-columns-repeated="254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ds-cfg-key-manager-provider</text:p>
          </table:table-cell>
          <table:table-cell table:number-columns-repeated="254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ds-cfg-file-based-key-manager-provider</text:p>
          </table:table-cell>
          <table:table-cell table:number-columns-repeated="254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ds-cfg-pkcs11-key-manager-provider</text:p>
          </table:table-cell>
          <table:table-cell table:number-columns-repeated="254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ds-cfg-logger</text:p>
          </table:table-cell>
          <table:table-cell table:number-columns-repeated="254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ds-cfg-access-logger</text:p>
          </table:table-cell>
          <table:table-cell table:number-columns-repeated="254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ds-cfg-error-logger</text:p>
          </table:table-cell>
          <table:table-cell table:number-columns-repeated="254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ds-cfg-debug-logger</text:p>
          </table:table-cell>
          <table:table-cell table:number-columns-repeated="254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ds-cfg-file-based-access-logger</text:p>
          </table:table-cell>
          <table:table-cell table:number-columns-repeated="254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ds-cfg-file-based-debug-logger</text:p>
          </table:table-cell>
          <table:table-cell table:number-columns-repeated="254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ds-cfg-file-based-error-logger</text:p>
          </table:table-cell>
          <table:table-cell table:number-columns-repeated="254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ds-cfg-matching-rule</text:p>
          </table:table-cell>
          <table:table-cell table:number-columns-repeated="254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ds-cfg-approximate-matching-rule</text:p>
          </table:table-cell>
          <table:table-cell table:number-columns-repeated="254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ds-cfg-equality-matching-rule</text:p>
          </table:table-cell>
          <table:table-cell table:number-columns-repeated="254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ds-cfg-ordering-matching-rule</text:p>
          </table:table-cell>
          <table:table-cell table:number-columns-repeated="254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ds-cfg-substring-matching-rule</text:p>
          </table:table-cell>
          <table:table-cell table:number-columns-repeated="254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ds-cfg-monitor-provider</text:p>
          </table:table-cell>
          <table:table-cell table:number-columns-repeated="254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ds-cfg-password-storage-scheme</text:p>
          </table:table-cell>
          <table:table-cell table:number-columns-repeated="254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ds-cfg-password-validator</text:p>
          </table:table-cell>
          <table:table-cell table:number-columns-repeated="254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ds-cfg-plugin</text:p>
          </table:table-cell>
          <table:table-cell table:number-columns-repeated="254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ds-cfg-profiler-plugin</text:p>
          </table:table-cell>
          <table:table-cell table:number-columns-repeated="254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ds-recurring-task</text:p>
          </table:table-cell>
          <table:table-cell table:number-columns-repeated="254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ds-cfg-root-config</text:p>
          </table:table-cell>
          <table:table-cell table:number-columns-repeated="254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ds-cfg-root-dn</text:p>
          </table:table-cell>
          <table:table-cell table:number-columns-repeated="254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ds-cfg-root-dse</text:p>
          </table:table-cell>
          <table:table-cell table:number-columns-repeated="254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ds-cfg-sasl-mechanism-handler</text:p>
          </table:table-cell>
          <table:table-cell table:number-columns-repeated="254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ds-cfg-external-sasl-mechanism-handler</text:p>
          </table:table-cell>
          <table:table-cell table:number-columns-repeated="254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ds-cfg-plain-sasl-mechanism-handler</text:p>
          </table:table-cell>
          <table:table-cell table:number-columns-repeated="254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ds-cfg-cram-md5-sasl-mechanism-handler</text:p>
          </table:table-cell>
          <table:table-cell table:number-columns-repeated="254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ds-cfg-digest-md5-sasl-mechanism-handler</text:p>
          </table:table-cell>
          <table:table-cell table:number-columns-repeated="254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ds-cfg-gssapi-sasl-mechanism-handler</text:p>
          </table:table-cell>
          <table:table-cell table:number-columns-repeated="254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ds-cfg-task-backend</text:p>
          </table:table-cell>
          <table:table-cell table:number-columns-repeated="254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ds-task-shutdown</text:p>
          </table:table-cell>
          <table:table-cell table:number-columns-repeated="254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ds-cfg-trust-manager-provider</text:p>
          </table:table-cell>
          <table:table-cell table:number-columns-repeated="254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ds-cfg-file-based-trust-manager-provider</text:p>
          </table:table-cell>
          <table:table-cell table:number-columns-repeated="254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ds-cfg-directory-string-attribute-syntax</text:p>
          </table:table-cell>
          <table:table-cell table:number-columns-repeated="254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ds-root-dse</text:p>
          </table:table-cell>
          <table:table-cell table:number-columns-repeated="254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ds-cfg-identity-mapper</text:p>
          </table:table-cell>
          <table:table-cell table:number-columns-repeated="254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ds-cfg-exact-match-identity-mapper</text:p>
          </table:table-cell>
          <table:table-cell table:number-columns-repeated="254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ds-cfg-synchronization-provider</text:p>
          </table:table-cell>
          <table:table-cell table:number-columns-repeated="254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ds-cfg-synchronization-provider-config</text:p>
          </table:table-cell>
          <table:table-cell table:number-columns-repeated="254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ds-cfg-length-based-password-validator</text:p>
          </table:table-cell>
          <table:table-cell table:number-columns-repeated="254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ds-cfg-password-generator</text:p>
          </table:table-cell>
          <table:table-cell table:number-columns-repeated="254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ds-cfg-random-password-generator</text:p>
          </table:table-cell>
          <table:table-cell table:number-columns-repeated="254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ds-cfg-password-policy</text:p>
          </table:table-cell>
          <table:table-cell table:number-columns-repeated="254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ds-cfg-jmx-connection-handler</text:p>
          </table:table-cell>
          <table:table-cell table:number-columns-repeated="254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ds-task-import</text:p>
          </table:table-cell>
          <table:table-cell table:number-columns-repeated="254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ds-cfg-synchronization-changelog-server-config</text:p>
          </table:table-cell>
          <table:table-cell table:number-columns-repeated="254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ds-backup-directory</text:p>
          </table:table-cell>
          <table:table-cell table:number-columns-repeated="254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ds-backup-info</text:p>
          </table:table-cell>
          <table:table-cell table:number-columns-repeated="254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ds-cfg-backup-backend</text:p>
          </table:table-cell>
          <table:table-cell table:number-columns-repeated="254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ds-task-export</text:p>
          </table:table-cell>
          <table:table-cell table:number-columns-repeated="254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ds-task-backup</text:p>
          </table:table-cell>
          <table:table-cell table:number-columns-repeated="254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ds-task-restore</text:p>
          </table:table-cell>
          <table:table-cell table:number-columns-repeated="254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ds-cfg-work-queue</text:p>
          </table:table-cell>
          <table:table-cell table:number-columns-repeated="254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ds-cfg-traditional-work-queue</text:p>
          </table:table-cell>
          <table:table-cell table:number-columns-repeated="254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ds-cfg-password-modify-extended-operation-handler</text:p>
          </table:table-cell>
          <table:table-cell table:number-columns-repeated="254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ds-cfg-account-status-notification-handler</text:p>
          </table:table-cell>
          <table:table-cell table:number-columns-repeated="254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ds-cfg-error-log-account-status-notification-handler</text:p>
          </table:table-cell>
          <table:table-cell table:number-columns-repeated="254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ds-monitor-entry</text:p>
          </table:table-cell>
          <table:table-cell table:number-columns-repeated="254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ds-backend-monitor-entry</text:p>
          </table:table-cell>
          <table:table-cell table:number-columns-repeated="254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ds-connectionhandler-monitor-entry</text:p>
          </table:table-cell>
          <table:table-cell table:number-columns-repeated="254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ds-task-add-schema-file</text:p>
          </table:table-cell>
          <table:table-cell table:number-columns-repeated="254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ds-cfg-group-implementation</text:p>
          </table:table-cell>
          <table:table-cell table:number-columns-repeated="254"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ds-cfg-root-dn-base</text:p>
          </table:table-cell>
          <table:table-cell table:number-columns-repeated="254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ds-certificate-user</text:p>
          </table:table-cell>
          <table:table-cell table:number-columns-repeated="254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ds-cfg-subject-dn-to-user-attribute-certificate-mapper</text:p>
          </table:table-cell>
          <table:table-cell table:number-columns-repeated="254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ds-cfg-subject-attribute-to-user-attribute-certificate-mapper</text:p>
          </table:table-cell>
          <table:table-cell table:number-columns-repeated="254"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ds-cfg-fingerprint-certificate-mapper</text:p>
          </table:table-cell>
          <table:table-cell table:number-columns-repeated="254"/>
        </table:table-row>
        <table:table-row table:style-name="ro2" table:number-rows-repeated="65444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Attribute Syntaxe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Attribute Syntax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Attribute Syntaxes: <text:s/>1.3.6.1.4.1.26027.1.3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Attribute Syntaxes</text:p>
          </table:table-cell>
          <table:table-cell table:style-name="ce6" table:number-columns-repeated="2"/>
          <table:table-cell table:style-name="ce5" office:value-type="string">
            <text:p>OIDs for Proposed Standard Attribute Syntax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Attribute Syntax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Attribute Syntax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syntax-user-password</text:p>
          </table:table-cell>
          <table:table-cell table:number-columns-repeated="25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syntax-relative-subtree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syntax-absolute-subtree</text:p>
          </table:table-cell>
          <table:table-cell table:number-columns-repeated="254"/>
        </table:table-row>
        <table:table-row table:style-name="ro2" table:number-rows-repeated="6552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Matching Rule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Matching Rule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Matching Rules: <text:s/>1.3.6.1.4.1.26027.1.4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Matching Rules</text:p>
          </table:table-cell>
          <table:table-cell table:style-name="ce6" table:number-columns-repeated="2"/>
          <table:table-cell table:style-name="ce5" office:value-type="string">
            <text:p>OIDs for Proposed Standard Matching Rul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Matching Rule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Matching Rule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mr-double-metaphone-approx</text:p>
          </table:table-cell>
          <table:table-cell/>
          <table:table-cell office:value-type="float" office:value="902">
            <text:p>902</text:p>
          </table:table-cell>
          <table:table-cell office:value-type="string">
            <text:p>caseExactIA5SubstringsMatch</text:p>
          </table:table-cell>
          <table:table-cell table:number-columns-repeated="25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mr-user-password-exact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mr-user-password-equality</text:p>
          </table:table-cell>
          <table:table-cell table:number-columns-repeated="254"/>
        </table:table-row>
        <table:table-row table:style-name="ro2" table:number-rows-repeated="6552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ontrol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Control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Controls: <text:s/>1.3.6.1.4.1.26027.1.5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Controls</text:p>
          </table:table-cell>
          <table:table-cell table:style-name="ce6" table:number-columns-repeated="2"/>
          <table:table-cell table:style-name="ce5" office:value-type="string">
            <text:p>OIDs for Proposed Standard Control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Control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Control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Internal Group Membership Update</text:p>
          </table:table-cell>
          <table:table-cell table:number-columns-repeated="254"/>
        </table:table-row>
        <table:table-row table:style-name="ro2" table:number-rows-repeated="6552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xtended Operation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Extended Operation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Extended Operations: <text:s/>1.3.6.1.4.1.26027.1.6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Extended Operations</text:p>
          </table:table-cell>
          <table:table-cell table:style-name="ce6" table:number-columns-repeated="2"/>
          <table:table-cell table:style-name="ce5" office:value-type="string">
            <text:p>OIDs for Proposed Standard Extended Operation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Extended Operation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Extended Operation</text:p>
          </table:table-cell>
          <table:table-cell table:style-name="ce6" table:number-columns-repeated="251"/>
        </table:table-row>
        <table:table-row table:style-name="ro2" table:number-rows-repeated="6553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Other OID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General-Use OID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General-Use Elements: <text:s/>1.3.6.1.4.1.26027.1.9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General Use</text:p>
          </table:table-cell>
          <table:table-cell table:style-name="ce6" table:number-columns-repeated="2"/>
          <table:table-cell table:style-name="ce5" office:value-type="string">
            <text:p>OIDs for Proposed Standard General Use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Description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Description</text:p>
          </table:table-cell>
          <table:table-cell table:style-name="ce6" table:number-columns-repeated="251"/>
        </table:table-row>
        <table:table-row table:style-name="ro2" table:number-rows-repeated="6553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xperimental OIDs" table:style-name="ta1" table:print="false">
        <table:table-column table:style-name="co4" table:default-cell-style-name="ce4"/>
        <table:table-column table:style-name="co7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Experimental/Testing OID Definitions</text:p>
          </table:table-cell>
          <table:table-cell table:number-columns-repeated="252"/>
        </table:table-row>
        <table:table-row table:style-name="ro3">
          <table:table-cell table:style-name="ce3" office:value-type="string">
            <text:p>Base OID for Experimental Elements: <text:s/>1.3.6.1.4.1.26027.1.999</text:p>
          </table:table-cell>
          <table:table-cell table:number-columns-repeated="252"/>
        </table:table-row>
        <table:table-row table:style-name="ro2">
          <table:table-cell table:number-columns-repeated="253"/>
        </table:table-row>
        <table:table-row table:style-name="ro2">
          <table:table-cell table:style-name="ce5" office:value-type="string">
            <text:p>OIDs for OpenDS-Defined General Use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Description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elay Request Control</text:p>
          </table:table-cell>
          <table:table-cell table:number-columns-repeated="25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isconnect Client Request Control</text:p>
          </table:table-cell>
          <table:table-cell table:number-columns-repeated="251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Short Circuit Plugin</text:p>
          </table:table-cell>
          <table:table-cell table:number-columns-repeated="25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testAddAttributeTypeSuccessful Attribute Type</text:p>
          </table:table-cell>
          <table:table-cell table:number-columns-repeated="251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testAddObjectClassSuccessful Object Class</text:p>
          </table:table-cell>
          <table:table-cell table:number-columns-repeated="251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testRemoveAttributeTypeSuccessful Attribute Type</text:p>
          </table:table-cell>
          <table:table-cell table:number-columns-repeated="251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testRemoveObjectClassSuccessful Attribute Type</text:p>
          </table:table-cell>
          <table:table-cell table:number-columns-repeated="251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testAddNameFormSuccessful Name Form</text:p>
          </table:table-cell>
          <table:table-cell table:number-columns-repeated="251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testRemoveNameFormSuccessful Name Form</text:p>
          </table:table-cell>
          <table:table-cell table:number-columns-repeated="251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testAddMRUSuccessfulMatch Matching Rule</text:p>
          </table:table-cell>
          <table:table-cell table:number-columns-repeated="251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testReplaceMRUSuccessfulMatch Matching Rule</text:p>
          </table:table-cell>
          <table:table-cell table:number-columns-repeated="251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testRemoveAndAddMRUMatch Matching Rule</text:p>
          </table:table-cell>
          <table:table-cell table:number-columns-repeated="251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testRemoveMRUSuccessfulMatch Matching Rule</text:p>
          </table:table-cell>
          <table:table-cell table:number-columns-repeated="251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testAddMRUMRConflictMatch Matching Rule</text:p>
          </table:table-cell>
          <table:table-cell table:number-columns-repeated="251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testAddMRUMRUndefinedMatch Matching Rule (Undefined)</text:p>
          </table:table-cell>
          <table:table-cell table:number-columns-repeated="251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testAddMRUATUndefinedMatch Matching Rule</text:p>
          </table:table-cell>
          <table:table-cell table:number-columns-repeated="251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testRemoveATRefByMRUMatch Matching Rule</text:p>
          </table:table-cell>
          <table:table-cell table:number-columns-repeated="251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testAddMRUToAltSchemaFileMatch Matching Rule</text:p>
          </table:table-cell>
          <table:table-cell table:number-columns-repeated="251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testAddMRUATMultipleUndefinedMatch Matching Rule</text:p>
          </table:table-cell>
          <table:table-cell table:number-columns-repeated="251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testAddATObsoleteEMRMatch Matching Rule</text:p>
          </table:table-cell>
          <table:table-cell table:number-columns-repeated="251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testAddMRUObsoleteMRMatch Matching Rule</text:p>
          </table:table-cell>
          <table:table-cell table:number-columns-repeated="251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testAddMRUObsoleteATMatch Matching Rule</text:p>
          </table:table-cell>
          <table:table-cell table:number-columns-repeated="251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testAddValidSchemaFileMatch Matching Rule</text:p>
          </table:table-cell>
          <table:table-cell table:number-columns-repeated="251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testAddMultipleValidSchemaFiles1Match Matching Rule</text:p>
          </table:table-cell>
          <table:table-cell table:number-columns-repeated="251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testAddMultipleValidSchemaFiles2Match Matching Rule</text:p>
          </table:table-cell>
          <table:table-cell table:number-columns-repeated="251"/>
        </table:table-row>
        <table:table-row table:style-name="ro2" table:number-rows-repeated="65505">
          <table:table-cell table:number-columns-repeated="253"/>
        </table:table-row>
        <table:table-row table:style-name="ro2">
          <table:table-cell table:number-columns-repeated="253"/>
        </table:table-row>
      </table:table>
      <table:table table:name="Experimental DSR Rule IDs" table:style-name="ta1" table:print="false">
        <table:table-column table:style-name="co4" table:default-cell-style-name="ce4"/>
        <table:table-column table:style-name="co7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Experimental/Testing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DIT Structure Rule IDs</text:p>
          </table:table-cell>
          <table:table-cell table:number-columns-repeated="252"/>
        </table:table-row>
        <table:table-row table:style-name="ro2">
          <table:table-cell table:number-columns-repeated="253"/>
        </table:table-row>
        <table:table-row table:style-name="ro2">
          <table:table-cell table:style-name="ce5" office:value-type="string">
            <text:p>DIT Structure Rule IDs Defined for Testing Purpos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Rule ID</text:p>
          </table:table-cell>
          <table:table-cell table:style-name="ce6" office:value-type="string">
            <text:p>Test Case Method Name</text:p>
          </table:table-cell>
          <table:table-cell table:style-name="ce6" table:number-columns-repeated="251"/>
        </table:table-row>
        <table:table-row table:style-name="ro2">
          <table:table-cell office:value-type="float" office:value="999000">
            <text:p>999000</text:p>
          </table:table-cell>
          <table:table-cell office:value-type="string">
            <text:p>** to remain undefined **</text:p>
          </table:table-cell>
          <table:table-cell table:number-columns-repeated="251"/>
        </table:table-row>
        <table:table-row table:style-name="ro2">
          <table:table-cell office:value-type="float" office:value="999001">
            <text:p>999001</text:p>
          </table:table-cell>
          <table:table-cell office:value-type="string">
            <text:p>testAddDITStructureRuleSuccessful</text:p>
          </table:table-cell>
          <table:table-cell table:number-columns-repeated="251"/>
        </table:table-row>
        <table:table-row table:style-name="ro2">
          <table:table-cell office:value-type="float" office:value="999002">
            <text:p>999002</text:p>
          </table:table-cell>
          <table:table-cell office:value-type="string">
            <text:p>testReplaceDITStructureRuleSuccessful</text:p>
          </table:table-cell>
          <table:table-cell table:number-columns-repeated="251"/>
        </table:table-row>
        <table:table-row table:style-name="ro2">
          <table:table-cell office:value-type="float" office:value="999003">
            <text:p>999003</text:p>
          </table:table-cell>
          <table:table-cell office:value-type="string">
            <text:p>testRemoveAndAddDITStructureRule</text:p>
          </table:table-cell>
          <table:table-cell table:number-columns-repeated="251"/>
        </table:table-row>
        <table:table-row table:style-name="ro2">
          <table:table-cell office:value-type="float" office:value="999004">
            <text:p>999004</text:p>
          </table:table-cell>
          <table:table-cell office:value-type="string">
            <text:p>testAddDITStructureRuleUndefinedNameForm</text:p>
          </table:table-cell>
          <table:table-cell table:number-columns-repeated="251"/>
        </table:table-row>
        <table:table-row table:style-name="ro2">
          <table:table-cell office:value-type="float" office:value="999005">
            <text:p>999005</text:p>
          </table:table-cell>
          <table:table-cell office:value-type="string">
            <text:p>testAddDITStructureRuleUndefinedSuperior</text:p>
          </table:table-cell>
          <table:table-cell table:number-columns-repeated="251"/>
        </table:table-row>
        <table:table-row table:style-name="ro2">
          <table:table-cell office:value-type="float" office:value="999006">
            <text:p>999006</text:p>
          </table:table-cell>
          <table:table-cell office:value-type="string">
            <text:p>testRemoveDITStructureRuleSuccessful</text:p>
          </table:table-cell>
          <table:table-cell table:number-columns-repeated="251"/>
        </table:table-row>
        <table:table-row table:style-name="ro2">
          <table:table-cell office:value-type="float" office:value="999007">
            <text:p>999007</text:p>
          </table:table-cell>
          <table:table-cell office:value-type="string">
            <text:p>testRemoveSuperiorDITStructureRule (superior rule)</text:p>
          </table:table-cell>
          <table:table-cell table:number-columns-repeated="251"/>
        </table:table-row>
        <table:table-row table:style-name="ro2">
          <table:table-cell office:value-type="float" office:value="999008">
            <text:p>999008</text:p>
          </table:table-cell>
          <table:table-cell office:value-type="string">
            <text:p>testRemoveSuperiorDITStructureRule (subordinate rule)</text:p>
          </table:table-cell>
          <table:table-cell table:number-columns-repeated="251"/>
        </table:table-row>
        <table:table-row table:style-name="ro2">
          <table:table-cell office:value-type="float" office:value="999009">
            <text:p>999009</text:p>
          </table:table-cell>
          <table:table-cell office:value-type="string">
            <text:p>testRemoveNameFormReferencedByDSR</text:p>
          </table:table-cell>
          <table:table-cell table:number-columns-repeated="251"/>
        </table:table-row>
        <table:table-row table:style-name="ro2">
          <table:table-cell office:value-type="float" office:value="999010">
            <text:p>999010</text:p>
          </table:table-cell>
          <table:table-cell office:value-type="string">
            <text:p>testAddDITStructureRuleToAltSchemaFile</text:p>
          </table:table-cell>
          <table:table-cell table:number-columns-repeated="251"/>
        </table:table-row>
        <table:table-row table:style-name="ro2">
          <table:table-cell office:value-type="float" office:value="999011">
            <text:p>999011</text:p>
          </table:table-cell>
          <table:table-cell office:value-type="string">
            <text:p>testAddDITStructureRuleObsoleteNameForm</text:p>
          </table:table-cell>
          <table:table-cell table:number-columns-repeated="251"/>
        </table:table-row>
        <table:table-row table:style-name="ro2">
          <table:table-cell office:value-type="float" office:value="999012">
            <text:p>999012</text:p>
          </table:table-cell>
          <table:table-cell office:value-type="string">
            <text:p>testAddDITStructureRuleObsoleteSuperiorRule (superior rule)</text:p>
          </table:table-cell>
          <table:table-cell table:number-columns-repeated="251"/>
        </table:table-row>
        <table:table-row table:style-name="ro2">
          <table:table-cell office:value-type="float" office:value="999013">
            <text:p>999013</text:p>
          </table:table-cell>
          <table:table-cell office:value-type="string">
            <text:p>testAddDITStructureRuleObsoleteSuperiorRule (subordinate rule)</text:p>
          </table:table-cell>
          <table:table-cell table:number-columns-repeated="251"/>
        </table:table-row>
        <table:table-row table:style-name="ro2">
          <table:table-cell office:value-type="float" office:value="999014">
            <text:p>999014</text:p>
          </table:table-cell>
          <table:table-cell office:value-type="string">
            <text:p>testDITStructureRuleConstraintsSup (superior rule)</text:p>
          </table:table-cell>
          <table:table-cell table:number-columns-repeated="251"/>
        </table:table-row>
        <table:table-row table:style-name="ro2">
          <table:table-cell office:value-type="float" office:value="999015">
            <text:p>999015</text:p>
          </table:table-cell>
          <table:table-cell office:value-type="string">
            <text:p>testDITStructureRuleConstraintsSup (subordinate rule)</text:p>
          </table:table-cell>
          <table:table-cell table:number-columns-repeated="251"/>
        </table:table-row>
        <table:table-row table:style-name="ro2">
          <table:table-cell office:value-type="float" office:value="999016">
            <text:p>999016</text:p>
          </table:table-cell>
          <table:table-cell office:value-type="string">
            <text:p>testAddValidSchemaFile</text:p>
          </table:table-cell>
          <table:table-cell table:number-columns-repeated="251"/>
        </table:table-row>
        <table:table-row table:style-name="ro2">
          <table:table-cell office:value-type="float" office:value="999017">
            <text:p>999017</text:p>
          </table:table-cell>
          <table:table-cell office:value-type="string">
            <text:p>testAddMultipleValidSchemaFiles (first rule)</text:p>
          </table:table-cell>
          <table:table-cell table:number-columns-repeated="251"/>
        </table:table-row>
        <table:table-row table:style-name="ro2">
          <table:table-cell office:value-type="float" office:value="999018">
            <text:p>999018</text:p>
          </table:table-cell>
          <table:table-cell office:value-type="string">
            <text:p>testAddMultipleValidSchemaFiles (second rule)</text:p>
          </table:table-cell>
          <table:table-cell table:number-columns-repeated="251"/>
        </table:table-row>
        <table:table-row table:style-name="ro2" table:number-rows-repeated="65511">
          <table:table-cell table:number-columns-repeated="253"/>
        </table:table-row>
        <table:table-row table:style-name="ro2">
          <table:table-cell table:number-columns-repeated="253"/>
        </table:table-row>
      </table:table>
      <table:database-ranges>
        <table:database-range table:target-range-address="'Object Classes'.A4:'Object Classes'.B7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Albany" svg:font-family="Albany" style:font-family-generic="swiss" style:font-pitch="variable"/>
    <style:font-face style:name="Helvetica" svg:font-family="Helvetica" style:font-family-generic="swiss" style:font-pitch="variable"/>
    <style:font-face style:name="Andale Sans UI1" svg:font-family="'Andale Sans UI'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" fo:language="en" fo:country="US" style:font-name-asian="Andale Sans UI" style:language-asian="en" style:country-asian="US" style:font-name-complex="Lucida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27">02/27/2007</text:date>, <text:time>09:23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Solaris_x86 OpenOffice.org_project/680m6$Build-9095$CWS-c11v002</meta:generator>
    <meta:initial-creator>Neil Wilson</meta:initial-creator>
    <meta:creation-date>2006-02-08T14:07:35</meta:creation-date>
    <dc:creator>Neil Wilson</dc:creator>
    <dc:date>2007-02-27T09:23:24</dc:date>
    <dc:language>en-US</dc:language>
    <meta:editing-cycles>136</meta:editing-cycles>
    <meta:editing-duration>P1DT17H44M19S</meta:editing-duration>
    <meta:user-defined meta:name="Info 1"/>
    <meta:user-defined meta:name="Info 2"/>
    <meta:user-defined meta:name="Info 3"/>
    <meta:user-defined meta:name="Info 4"/>
    <meta:document-statistic meta:table-count="10" meta:cell-count="1003"/>
  </office:meta>
</office:document-meta>
</file>